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Táblázat1" style:family="table">
      <style:table-properties style:width="3.5896in" table:align="left" style:may-break-between-rows="false"/>
    </style:style>
    <style:style style:name="Táblázat1.A" style:family="table-column">
      <style:table-column-properties style:column-width="1.175in"/>
    </style:style>
    <style:style style:name="Táblázat1.B" style:family="table-column">
      <style:table-column-properties style:column-width="1.2069in"/>
    </style:style>
    <style:style style:name="Táblázat1.C" style:family="table-column">
      <style:table-column-properties style:column-width="1.2076in"/>
    </style:style>
    <style:style style:name="Táblázat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padding="0.0382in" fo:border-left="0.05pt solid #000000" fo:border-right="none" fo:border-top="none" fo:border-bottom="0.05pt solid #000000"/>
    </style:style>
    <style:style style:name="Táblázat1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3.5806in" table:align="left" style:may-break-between-rows="false"/>
    </style:style>
    <style:style style:name="Táblázat2.A" style:family="table-column">
      <style:table-column-properties style:column-width="1.175in"/>
    </style:style>
    <style:style style:name="Táblázat2.B" style:family="table-column">
      <style:table-column-properties style:column-width="1.2028in"/>
    </style:style>
    <style:style style:name="Táblázat2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2.C1" style:family="table-cell">
      <style:table-cell-properties fo:padding="0.0382in" fo:border="0.05pt solid #000000"/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6" style:family="table">
      <style:table-properties style:width="3.9965in" fo:break-before="auto" fo:break-after="auto" table:align="left" style:may-break-between-rows="true"/>
    </style:style>
    <style:style style:name="Táblázat6.A" style:family="table-column">
      <style:table-column-properties style:column-width="1.2069in"/>
    </style:style>
    <style:style style:name="Táblázat6.B" style:family="table-column">
      <style:table-column-properties style:column-width="0.6806in"/>
    </style:style>
    <style:style style:name="Táblázat6.C" style:family="table-column">
      <style:table-column-properties style:column-width="2.109in"/>
    </style:style>
    <style:style style:name="Táblázat6.1" style:family="table-row">
      <style:table-row-properties fo:keep-together="always"/>
    </style:style>
    <style:style style:name="Táblázat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3" style:family="table">
      <style:table-properties style:width="7.1653in" table:align="margins"/>
    </style:style>
    <style:style style:name="Táblázat3.A" style:family="table-column">
      <style:table-column-properties style:column-width="1.525in" style:rel-column-width="13946*"/>
    </style:style>
    <style:style style:name="Táblázat3.B" style:family="table-column">
      <style:table-column-properties style:column-width="1.6514in" style:rel-column-width="15101*"/>
    </style:style>
    <style:style style:name="Táblázat3.C" style:family="table-column">
      <style:table-column-properties style:column-width="3.9896in" style:rel-column-width="36488*"/>
    </style:style>
    <style:style style:name="Táblázat3.1" style:family="table-row">
      <style:table-row-properties fo:keep-together="always"/>
    </style:style>
    <style:style style:name="Táblázat3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3.C1" style:family="table-cell">
      <style:table-cell-properties fo:padding="0.0382in" fo:border="0.05pt solid #000000"/>
    </style:style>
    <style:style style:name="Táblázat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.B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3.C2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6" style:family="table">
      <style:table-properties style:width="7.1653in" fo:margin-left="0in" fo:margin-right="0in" table:align="margins" style:may-break-between-rows="false"/>
    </style:style>
    <style:style style:name="Táblázat26.A" style:family="table-column">
      <style:table-column-properties style:column-width="1.2465in" style:rel-column-width="11400*"/>
    </style:style>
    <style:style style:name="Táblázat26.B" style:family="table-column">
      <style:table-column-properties style:column-width="0.5743in" style:rel-column-width="5252*"/>
    </style:style>
    <style:style style:name="Táblázat26.C" style:family="table-column">
      <style:table-column-properties style:column-width="1.4319in" style:rel-column-width="13096*"/>
    </style:style>
    <style:style style:name="Táblázat26.D" style:family="table-column">
      <style:table-column-properties style:column-width="3.9125in" style:rel-column-width="35787*"/>
    </style:style>
    <style:style style:name="Táblázat2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6.D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2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26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57" style:family="table">
      <style:table-properties style:width="7.1694in" fo:margin-left="0in" fo:margin-right="-0.0042in" table:align="margins" style:may-break-between-rows="true"/>
    </style:style>
    <style:style style:name="Táblázat57.A" style:family="table-column">
      <style:table-column-properties style:column-width="1.1944in" style:rel-column-width="10918*"/>
    </style:style>
    <style:style style:name="Táblázat57.B" style:family="table-column">
      <style:table-column-properties style:column-width="0.6444in" style:rel-column-width="5891*"/>
    </style:style>
    <style:style style:name="Táblázat57.C" style:family="table-column">
      <style:table-column-properties style:column-width="0.4319in" style:rel-column-width="3951*"/>
    </style:style>
    <style:style style:name="Táblázat57.D" style:family="table-column">
      <style:table-column-properties style:column-width="0.6403in" style:rel-column-width="5855*"/>
    </style:style>
    <style:style style:name="Táblázat57.E" style:family="table-column">
      <style:table-column-properties style:column-width="0.459in" style:rel-column-width="4199*"/>
    </style:style>
    <style:style style:name="Táblázat57.F" style:family="table-column">
      <style:table-column-properties style:column-width="0.4507in" style:rel-column-width="4120*"/>
    </style:style>
    <style:style style:name="Táblázat57.I" style:family="table-column">
      <style:table-column-properties style:column-width="2.4375in" style:rel-column-width="22282*"/>
    </style:style>
    <style:style style:name="Táblázat57.1" style:family="table-row">
      <style:table-row-properties fo:keep-together="always"/>
    </style:style>
    <style:style style:name="Táblázat57.A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57.A2" style:family="table-cell">
      <style:table-cell-properties style:vertical-align="middle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57.I2" style:family="table-cell">
      <style:table-cell-properties style:vertical-align="middle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57.C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57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I3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" style:family="table">
      <style:table-properties style:width="4.3097in" table:align="left" style:may-break-between-rows="false"/>
    </style:style>
    <style:style style:name="Táblázat11.A" style:family="table-column">
      <style:table-column-properties style:column-width="2.141in"/>
    </style:style>
    <style:style style:name="Táblázat11.B" style:family="table-column">
      <style:table-column-properties style:column-width="2.1688in"/>
    </style:style>
    <style:style style:name="Táblázat11.A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fo:padding="0.0382in" fo:border-left="0.05pt solid #000000" fo:border-right="none" fo:border-top="none" fo:border-bottom="0.05pt solid #000000"/>
    </style:style>
    <style:style style:name="Táblázat11.B2" style:family="table-cell">
      <style:table-cell-properties fo:background-color="#ff99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fo:padding="0.0382in" fo:border-left="0.05pt solid #000000" fo:border-right="none" fo:border-top="none" fo:border-bottom="0.05pt solid #000000"/>
    </style:style>
    <style:style style:name="Táblázat11.A4" style:family="table-cell">
      <style:table-cell-properties fo:padding="0.0382in" fo:border-left="0.05pt solid #000000" fo:border-right="none" fo:border-top="none" fo:border-bottom="0.05pt solid #000000"/>
    </style:style>
    <style:style style:name="Táblázat48" style:family="table">
      <style:table-properties style:width="4.6569in" style:rel-width="65%" table:align="center"/>
    </style:style>
    <style:style style:name="Táblázat48.A" style:family="table-column">
      <style:table-column-properties style:column-width="4.6569in" style:rel-column-width="6068*"/>
    </style:style>
    <style:style style:name="Táblázat48.A1" style:family="table-cell">
      <style:table-cell-properties fo:padding="0.0382in" fo:border="0.05pt solid #000000"/>
    </style:style>
    <style:style style:name="P1" style:family="paragraph" style:parent-style-name="Text_20_body">
      <loext:graphic-properties draw:fill="solid" draw:fill-color="#ff0000" draw:opacity="100%"/>
      <style:paragraph-properties fo:background-color="#ff0000"/>
    </style:style>
    <style:style style:name="P2" style:family="paragraph" style:parent-style-name="Text_20_body">
      <loext:graphic-properties draw:fill="solid" draw:fill-color="#ff9966" draw:opacity="100%"/>
      <style:paragraph-properties fo:background-color="#ff9966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style:use-window-font-color="true" loext:opacity="0%" fo:font-style="italic" style:text-underline-style="none" fo:background-color="transparent" style:font-style-asian="italic" style:font-style-complex="italic"/>
    </style:style>
    <style:style style:name="P5" style:family="paragraph" style:parent-style-name="Text_20_body">
      <style:text-properties style:use-window-font-color="true" loext:opacity="0%"/>
    </style:style>
    <style:style style:name="P6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/>
    </style:style>
    <style:style style:name="P7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 fo:font-weight="normal" style:font-weight-asian="normal" style:font-weight-complex="normal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style:text-underline-style="none" fo:background-color="#ff9966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text-properties fo:background-color="#ff0000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_5b_RPG_5d__20_Táblázattartalom_20_1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_5b_RPG_5d__20_Táblázat_20_-_20_Fortély_20_hatás">
      <style:paragraph-properties fo:text-align="center" style:justify-single-word="false"/>
      <style:text-properties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0pt" fo:background-color="#ff0000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_5b_RPG_5d__20_Táblázattartalom_20_1">
      <style:text-properties style:text-line-through-style="none" style:text-line-through-type="none" fo:background-color="transparent"/>
    </style:style>
    <style:style style:name="P24" style:family="paragraph" style:parent-style-name="_5b_RPG_5d__20_Táblázattartalom_20_1">
      <style:text-properties style:text-line-through-style="none" style:text-line-through-type="none" fo:font-weight="bold" fo:background-color="transparent" style:font-weight-asian="bold" style:font-weight-complex="bold"/>
    </style:style>
    <style:style style:name="P25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_5b_RPG_5d__20_Táblázattartalom_20_1">
      <style:text-properties style:text-line-through-style="none" style:text-line-through-type="none"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_5b_RPG_5d__20_Táblázattartalom_20_1">
      <style:paragraph-properties fo:margin-left="0in" fo:margin-right="0in" fo:text-align="justify" style:justify-single-word="false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_5b_RPG_5d__20_Táblázat_20_-_20_Fortély_20_hatás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_5b_RPG_5d__20_Táblázat_20_-_20_Fortély_20_hatás">
      <style:text-properties style:font-name="FreeSerif1" fo:font-size="10pt" fo:font-style="normal" fo:font-weight="normal" fo:background-color="#ff6633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_5b_RPG_5d__20_Táblázattartalom_20_1">
      <style:text-properties fo:font-style="normal" style:font-style-asian="normal" style:font-style-complex="normal"/>
    </style:style>
    <style:style style:name="P35" style:family="paragraph" style:parent-style-name="_5b_RPG_5d__20_Táblázattartalom_20_-_20_saját_20_-_20_1">
      <style:text-properties fo:font-style="normal" style:font-style-asian="normal" style:font-style-complex="normal"/>
    </style:style>
    <style:style style:name="P36" style:family="paragraph" style:parent-style-name="_5b_RPG_5d__20_Táblázattartalom_20_-_20_saját_20_-_20_1">
      <style:paragraph-properties fo:text-align="start" style:justify-single-word="false"/>
      <style:text-properties fo:font-style="normal" style:font-style-asian="normal" style:font-style-complex="normal"/>
    </style:style>
    <style:style style:name="P37" style:family="paragraph" style:parent-style-name="_5b_RPG_5d__20_Táblázattartalom_20_-_20_fejléc">
      <style:text-properties fo:font-style="normal" style:font-style-asian="normal" style:font-style-complex="normal"/>
    </style:style>
    <style:style style:name="P38" style:family="paragraph" style:parent-style-name="_5b_RPG_5d__20_Táblázattartalom_20_-_20_saját_20_-_20_1">
      <style:text-properties fo:font-style="normal" fo:background-color="transparent" style:font-style-asian="normal" style:font-style-complex="normal"/>
    </style:style>
    <style:style style:name="P39" style:family="paragraph" style:parent-style-name="_5b_RPG_5d__20_Táblázattartalom_20_-_20_saját_20_-_20_1">
      <style:text-properties fo:font-style="normal" fo:background-color="#ff0000" style:font-style-asian="normal" style:font-style-complex="normal"/>
    </style:style>
    <style:style style:name="P40" style:family="paragraph" style:parent-style-name="Text_20_body">
      <style:text-properties fo:background-color="transparent"/>
    </style:style>
    <style:style style:name="P41" style:family="paragraph" style:parent-style-name="Text_20_body">
      <style:paragraph-properties fo:margin-left="0in" fo:margin-right="0in" fo:text-indent="0in" style:auto-text-indent="false"/>
      <style:text-properties style:font-name="Nimbus Roman No9 L1" style:font-name-asian="Sans Serif" style:font-name-complex="Tahoma2"/>
    </style:style>
    <style:style style:name="P42" style:family="paragraph" style:parent-style-name="Text_20_body">
      <style:paragraph-properties fo:margin-left="0.9846in" fo:margin-right="0in" fo:text-indent="0.0783in" style:auto-text-indent="false"/>
      <style:text-properties style:font-name="Nimbus Roman No9 L1" officeooo:rsid="000429b5" style:font-name-asian="Sans Serif" style:font-name-complex="Tahoma2"/>
    </style:style>
    <style:style style:name="P43" style:family="paragraph" style:parent-style-name="Text_20_body">
      <style:paragraph-properties fo:margin-left="0in" fo:margin-right="0in" fo:text-indent="0in" style:auto-text-indent="false"/>
      <style:text-properties fo:background-color="#ff9966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fo:font-weight="bold" fo:background-color="transparent" style:font-weight-asian="bold" style:font-weight-complex="bold"/>
    </style:style>
    <style:style style:name="P45" style:family="paragraph" style:parent-style-name="Text_20_body">
      <style:text-properties fo:font-weight="bold" style:font-weight-asian="bold" style:font-weight-complex="bold"/>
    </style:style>
    <style:style style:name="P46" style:family="paragraph" style:parent-style-name="Text_20_body">
      <loext:graphic-properties draw:fill="solid" draw:fill-color="#ff0000" draw:opacity="100%"/>
      <style:paragraph-properties fo:background-color="#ff0000"/>
      <style:text-properties fo:font-weight="bold" style:font-weight-asian="bold" style:font-weight-complex="bold"/>
    </style:style>
    <style:style style:name="P47" style:family="paragraph" style:parent-style-name="Text_20_body">
      <loext:graphic-properties draw:fill="solid" draw:fill-color="#ffcc99" draw:opacity="100%"/>
      <style:paragraph-properties fo:background-color="#ffcc99"/>
      <style:text-properties fo:font-weight="bold" style:font-weight-asian="bold" style:font-weight-complex="bold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style:font-name="Times New Roman" fo:font-weight="bold" fo:background-color="transparent" style:font-name-asian="Times New Roman" style:font-weight-asian="bold" style:font-name-complex="Times New Roman" style:font-weight-complex="bold"/>
    </style:style>
    <style:style style:name="P49" style:family="paragraph" style:parent-style-name="Text_20_body">
      <style:paragraph-properties fo:margin-left="0in" fo:margin-right="0in" fo:text-indent="0in" style:auto-text-indent="false"/>
    </style:style>
    <style:style style:name="P50" style:family="paragraph" style:parent-style-name="Text_20_body">
      <loext:graphic-properties draw:fill="solid" draw:fill-color="#ff9966" draw:opacity="100%"/>
      <style:paragraph-properties fo:margin-left="0in" fo:margin-right="0in" fo:text-indent="0in" style:auto-text-indent="false" fo:background-color="#ff9966"/>
    </style:style>
    <style:style style:name="P51" style:family="paragraph" style:parent-style-name="Text_20_body">
      <style:text-properties fo:background-color="#ffcc99"/>
    </style:style>
    <style:style style:name="P52" style:family="paragraph" style:parent-style-name="Text_20_body">
      <style:paragraph-properties fo:text-align="end" style:justify-single-word="false"/>
      <style:text-properties fo:color="#ff0000" loext:opacity="100%" fo:font-weight="bold" style:font-weight-asian="bold" style:font-weight-complex="bold"/>
    </style:style>
    <style:style style:name="P53" style:family="paragraph" style:parent-style-name="Text_20_body">
      <style:paragraph-properties fo:text-align="center" style:justify-single-word="false"/>
      <style:text-properties fo:color="#999999" loext:opacity="100%" fo:font-weight="bold" style:font-weight-asian="bold" style:font-weight-complex="bold"/>
    </style:style>
    <style:style style:name="P54" style:family="paragraph" style:parent-style-name="Text_20_body">
      <style:paragraph-properties fo:margin-left="0in" fo:margin-right="0in" fo:text-indent="0.0783in" style:auto-text-indent="false"/>
    </style:style>
    <style:style style:name="P55" style:family="paragraph" style:parent-style-name="Text_20_body">
      <loext:graphic-properties draw:fill="solid" draw:fill-color="#ff0000" draw:opacity="100%"/>
      <style:paragraph-properties fo:margin-left="0in" fo:margin-right="0in" fo:text-indent="0.0783in" style:auto-text-indent="false" fo:background-color="#ff0000"/>
    </style:style>
    <style:style style:name="P56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58" style:family="paragraph" style:parent-style-name="Text_20_body">
      <style:paragraph-properties fo:margin-left="0in" fo:margin-right="0in" fo:text-indent="0.0398in" style:auto-text-indent="false"/>
    </style:style>
    <style:style style:name="P59" style:family="paragraph" style:parent-style-name="Contents_20_5">
      <style:paragraph-properties>
        <style:tab-stops>
          <style:tab-stop style:position="6.3791in" style:type="right" style:leader-style="dotted" style:leader-text="."/>
        </style:tab-stops>
      </style:paragraph-properties>
    </style:style>
    <style:style style:name="P60" style:family="paragraph" style:parent-style-name="Contents_20_1">
      <style:paragraph-properties>
        <style:tab-stops>
          <style:tab-stop style:position="7.1654in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62" style:family="paragraph" style:parent-style-name="Contents_20_4">
      <style:paragraph-properties>
        <style:tab-stops>
          <style:tab-stop style:position="6.5756in" style:type="right" style:leader-style="dotted" style:leader-text="."/>
        </style:tab-stops>
      </style:paragraph-properties>
    </style:style>
    <style:style style:name="P63" style:family="paragraph" style:parent-style-name="Text_20_body">
      <style:text-properties officeooo:rsid="00050c5f" officeooo:paragraph-rsid="0005fff7"/>
    </style:style>
    <style:style style:name="P64" style:family="paragraph" style:parent-style-name="Text_20_body">
      <style:paragraph-properties fo:margin-left="0in" fo:margin-right="0in" fo:text-indent="0in" style:auto-text-indent="false"/>
      <style:text-properties officeooo:paragraph-rsid="000429b5"/>
    </style:style>
    <style:style style:name="P65" style:family="paragraph" style:parent-style-name="Text_20_body">
      <style:text-properties fo:color="#c9211e" loext:opacity="100%" fo:font-size="20pt" fo:font-weight="bold" officeooo:rsid="0016bd9c" officeooo:paragraph-rsid="0016bd9c" style:font-size-asian="20pt" style:font-weight-asian="bold" style:font-size-complex="20pt" style:font-weight-complex="bold"/>
    </style:style>
    <style:style style:name="P66" style:family="paragraph" style:parent-style-name="Text_20_body">
      <style:paragraph-properties fo:margin-left="0.4925in" fo:margin-right="0in" fo:text-indent="0.0783in" style:auto-text-indent="false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3">
      <style:text-properties fo:background-color="#ffffcc"/>
    </style:style>
    <style:style style:name="P69" style:family="paragraph" style:parent-style-name="Heading_20_3">
      <style:paragraph-properties fo:break-before="page"/>
      <style:text-properties fo:background-color="#ffffcc"/>
    </style:style>
    <style:style style:name="P70" style:family="paragraph" style:parent-style-name="Heading_20_4">
      <style:text-properties officeooo:paragraph-rsid="00182caa"/>
    </style:style>
    <style:style style:name="P71" style:family="paragraph" style:parent-style-name="Heading_20_4">
      <style:paragraph-properties fo:break-before="page"/>
    </style:style>
    <style:style style:name="P72" style:family="paragraph" style:parent-style-name="Heading_20_4">
      <style:text-properties fo:font-weight="bold" fo:background-color="transparent" style:font-weight-asian="bold" style:font-weight-complex="bold"/>
    </style:style>
    <style:style style:name="P73" style:family="paragraph" style:parent-style-name="Heading_20_4">
      <style:text-properties fo:font-weight="bold" style:font-weight-asian="bold" style:font-weight-complex="bold"/>
    </style:style>
    <style:style style:name="P74" style:family="paragraph" style:parent-style-name="Heading_20_4">
      <style:text-properties fo:background-color="#ff9966"/>
    </style:style>
    <style:style style:name="P75" style:family="paragraph" style:parent-style-name="Heading_20_4">
      <style:paragraph-properties fo:break-before="page"/>
      <style:text-properties fo:background-color="#ff9966"/>
    </style:style>
    <style:style style:name="P76" style:family="paragraph" style:parent-style-name="Heading_20_4">
      <style:paragraph-properties fo:keep-together="auto" fo:keep-with-next="auto"/>
    </style:style>
    <style:style style:name="P77" style:family="paragraph" style:parent-style-name="Heading_20_4">
      <style:text-properties officeooo:paragraph-rsid="0021bee4"/>
    </style:style>
    <style:style style:name="P78" style:family="paragraph" style:parent-style-name="Heading_20_4">
      <style:paragraph-properties fo:break-before="page"/>
      <style:text-properties officeooo:paragraph-rsid="0023220b"/>
    </style:style>
    <style:style style:name="P79" style:family="paragraph" style:parent-style-name="Heading_20_4">
      <style:text-properties officeooo:paragraph-rsid="002336d3"/>
    </style:style>
    <style:style style:name="P80" style:family="paragraph" style:parent-style-name="Heading_20_5">
      <style:paragraph-properties fo:break-before="page"/>
    </style:style>
    <style:style style:name="P81" style:family="paragraph" style:parent-style-name="Heading_20_5">
      <style:text-properties fo:background-color="transparent"/>
    </style:style>
    <style:style style:name="P82" style:family="paragraph" style:parent-style-name="Standard" style:list-style-name="L4"/>
    <style:style style:name="P83" style:family="paragraph" style:parent-style-name="Standard" style:list-style-name="L5"/>
    <style:style style:name="P84" style:family="paragraph" style:parent-style-name="Standard" style:list-style-name="L10"/>
    <style:style style:name="P85" style:family="paragraph" style:parent-style-name="Standard" style:list-style-name="L14"/>
    <style:style style:name="P86" style:family="paragraph" style:parent-style-name="Standard" style:list-style-name="L21"/>
    <style:style style:name="P87" style:family="paragraph" style:parent-style-name="Standard" style:list-style-name="L25">
      <style:text-properties fo:font-weight="bold" fo:background-color="#ff0000" style:font-weight-asian="bold" style:font-weight-complex="bold"/>
    </style:style>
    <style:style style:name="P88" style:family="paragraph" style:parent-style-name="Standard" style:list-style-name="L28"/>
    <style:style style:name="P89" style:family="paragraph" style:parent-style-name="Standard" style:list-style-name="L31"/>
    <style:style style:name="P90" style:family="paragraph" style:parent-style-name="Standard" style:list-style-name="L35"/>
    <style:style style:name="P91" style:family="paragraph" style:parent-style-name="Standard" style:list-style-name="L36"/>
    <style:style style:name="P92" style:family="paragraph" style:parent-style-name="Text_20_body" style:list-style-name="L1"/>
    <style:style style:name="P93" style:family="paragraph" style:parent-style-name="Text_20_body" style:list-style-name="L2"/>
    <style:style style:name="P94" style:family="paragraph" style:parent-style-name="Text_20_body" style:list-style-name="L3"/>
    <style:style style:name="P95" style:family="paragraph" style:parent-style-name="Text_20_body" style:list-style-name="L3">
      <style:text-properties fo:background-color="#ff9966"/>
    </style:style>
    <style:style style:name="P96" style:family="paragraph" style:parent-style-name="Text_20_body" style:list-style-name="L11">
      <style:paragraph-properties fo:margin-left="0.9846in" fo:margin-right="0in" fo:text-indent="0.0783in" style:auto-text-indent="false"/>
      <style:text-properties fo:background-color="#ff9966"/>
    </style:style>
    <style:style style:name="P97" style:family="paragraph" style:parent-style-name="Text_20_body" style:list-style-name="L29">
      <style:paragraph-properties fo:margin-left="0.4925in" fo:margin-right="0in" fo:text-indent="0in" style:auto-text-indent="false"/>
      <style:text-properties fo:background-color="#ff9966"/>
    </style:style>
    <style:style style:name="P98" style:family="paragraph" style:parent-style-name="Text_20_body" style:list-style-name="L4">
      <style:paragraph-properties fo:margin-left="0.4925in" fo:margin-right="0in" fo:text-indent="0.0783in" style:auto-text-indent="false"/>
    </style:style>
    <style:style style:name="P99" style:family="paragraph" style:parent-style-name="Text_20_body" style:list-style-name="L4">
      <style:paragraph-properties fo:margin-left="0.9846in" fo:margin-right="0in" fo:text-indent="0.0783in" style:auto-text-indent="false"/>
      <style:text-properties style:font-name="Nimbus Roman No9 L1" style:font-name-asian="Sans Serif" style:font-name-complex="Tahoma2"/>
    </style:style>
    <style:style style:name="P100" style:family="paragraph" style:parent-style-name="Text_20_body" style:list-style-name="L6"/>
    <style:style style:name="P101" style:family="paragraph" style:parent-style-name="Text_20_body" style:list-style-name="L6">
      <loext:graphic-properties draw:fill="solid" draw:fill-color="#ff9966" draw:opacity="100%"/>
      <style:paragraph-properties fo:background-color="#ff9966"/>
    </style:style>
    <style:style style:name="P102" style:family="paragraph" style:parent-style-name="Text_20_body" style:list-style-name="L6">
      <style:paragraph-properties fo:margin-left="0.4925in" fo:margin-right="0in" fo:text-indent="0.0783in" style:auto-text-indent="false"/>
    </style:style>
    <style:style style:name="P103" style:family="paragraph" style:parent-style-name="Text_20_body" style:list-style-name="L6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04" style:family="paragraph" style:parent-style-name="Text_20_body" style:list-style-name="L6">
      <style:paragraph-properties fo:margin-left="0in" fo:margin-right="0in" fo:text-indent="0.0783in" style:auto-text-indent="false"/>
    </style:style>
    <style:style style:name="P105" style:family="paragraph" style:parent-style-name="Text_20_body" style:list-style-name="L7">
      <loext:graphic-properties draw:fill="solid" draw:fill-color="#ff9966" draw:opacity="100%"/>
      <style:paragraph-properties fo:background-color="#ff9966"/>
    </style:style>
    <style:style style:name="P106" style:family="paragraph" style:parent-style-name="Text_20_body" style:list-style-name="L7">
      <style:paragraph-properties fo:margin-left="0.4925in" fo:margin-right="0in" fo:text-indent="0.0783in" style:auto-text-indent="false"/>
    </style:style>
    <style:style style:name="P107" style:family="paragraph" style:parent-style-name="Text_20_body" style:list-style-name="L7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08" style:family="paragraph" style:parent-style-name="Text_20_body" style:list-style-name="L7">
      <style:paragraph-properties fo:margin-left="0.4925in" fo:margin-right="0in" fo:text-indent="0.0783in" style:auto-text-indent="false"/>
      <style:text-properties fo:background-color="#ff6633"/>
    </style:style>
    <style:style style:name="P109" style:family="paragraph" style:parent-style-name="Text_20_body" style:list-style-name="L7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/>
    </style:style>
    <style:style style:name="P110" style:family="paragraph" style:parent-style-name="Text_20_body" style:list-style-name="L8">
      <style:text-properties style:use-window-font-color="true" loext:opacity="0%"/>
    </style:style>
    <style:style style:name="P111" style:family="paragraph" style:parent-style-name="Text_20_body" style:list-style-name="L8">
      <loext:graphic-properties draw:fill="solid" draw:fill-color="#ff9966" draw:opacity="100%"/>
      <style:paragraph-properties fo:background-color="#ff9966"/>
      <style:text-properties style:use-window-font-color="true" loext:opacity="0%"/>
    </style:style>
    <style:style style:name="P112" style:family="paragraph" style:parent-style-name="Text_20_body" style:list-style-name="L8">
      <loext:graphic-properties draw:fill="solid" draw:fill-color="#ffcc99" draw:opacity="100%"/>
      <style:paragraph-properties fo:background-color="#ffcc99"/>
      <style:text-properties style:use-window-font-color="true" loext:opacity="0%"/>
    </style:style>
    <style:style style:name="P113" style:family="paragraph" style:parent-style-name="Text_20_body" style:list-style-name="L8">
      <style:paragraph-properties fo:margin-left="0in" fo:margin-right="0in" fo:text-indent="0.0783in" style:auto-text-indent="false"/>
      <style:text-properties style:use-window-font-color="true" loext:opacity="0%"/>
    </style:style>
    <style:style style:name="P114" style:family="paragraph" style:parent-style-name="Text_20_body" style:list-style-name="L9">
      <style:text-properties style:use-window-font-color="true" loext:opacity="0%"/>
    </style:style>
    <style:style style:name="P115" style:family="paragraph" style:parent-style-name="Text_20_body" style:list-style-name="L9">
      <style:paragraph-properties fo:margin-left="0.4925in" fo:margin-right="0in" fo:text-indent="0.0783in" style:auto-text-indent="false"/>
      <style:text-properties style:use-window-font-color="true" loext:opacity="0%"/>
    </style:style>
    <style:style style:name="P116" style:family="paragraph" style:parent-style-name="Text_20_body" style:list-style-name="L9">
      <style:paragraph-properties fo:margin-left="0.4925in" fo:margin-right="0in" fo:text-indent="0.0783in" style:auto-text-indent="false"/>
      <style:text-properties style:use-window-font-color="true" loext:opacity="0%" fo:background-color="#ff0000"/>
    </style:style>
    <style:style style:name="P117" style:family="paragraph" style:parent-style-name="Text_20_body" style:list-style-name="L14">
      <style:text-properties style:use-window-font-color="true" loext:opacity="0%" fo:font-weight="normal" style:font-weight-asian="normal" style:font-weight-complex="normal"/>
    </style:style>
    <style:style style:name="P118" style:family="paragraph" style:parent-style-name="Text_20_body" style:list-style-name="L16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tyle="normal" fo:font-weight="normal" style:font-style-asian="normal" style:font-weight-asian="normal" style:font-style-complex="normal" style:font-weight-complex="normal"/>
    </style:style>
    <style:style style:name="P119" style:family="paragraph" style:parent-style-name="Text_20_body" style:list-style-name="L23">
      <style:paragraph-properties fo:margin-left="0in" fo:margin-right="0in" fo:text-indent="0.0783in" style:auto-text-indent="false"/>
      <style:text-properties style:use-window-font-color="true" loext:opacity="0%"/>
    </style:style>
    <style:style style:name="P120" style:family="paragraph" style:parent-style-name="Text_20_body" style:list-style-name="L24">
      <style:paragraph-properties fo:margin-left="0in" fo:margin-right="0in" fo:text-indent="0.0783in" style:auto-text-indent="false"/>
      <style:text-properties style:use-window-font-color="true" loext:opacity="0%"/>
    </style:style>
    <style:style style:name="P121" style:family="paragraph" style:parent-style-name="Text_20_body" style:list-style-name="L26">
      <style:text-properties style:use-window-font-color="true" loext:opacity="0%"/>
    </style:style>
    <style:style style:name="P122" style:family="paragraph" style:parent-style-name="Text_20_body" style:list-style-name="L27" style:master-page-name="">
      <style:paragraph-properties fo:margin-left="0in" fo:margin-right="0in" fo:margin-top="0in" fo:margin-bottom="0in" style:contextual-spacing="false" fo:keep-together="auto" fo:text-indent="0.0783in" style:auto-text-indent="false" style:page-number="auto" fo:keep-with-next="auto"/>
      <style:text-properties style:use-window-font-color="true" loext:opacity="0%"/>
    </style:style>
    <style:style style:name="P123" style:family="paragraph" style:parent-style-name="Text_20_body" style:list-style-name="L33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P124" style:family="paragraph" style:parent-style-name="Text_20_body" style:list-style-name="L10">
      <style:paragraph-properties fo:margin-left="0.4925in" fo:margin-right="0in" fo:text-indent="0.0783in" style:auto-text-indent="false"/>
      <style:text-properties fo:background-color="transparent"/>
    </style:style>
    <style:style style:name="P125" style:family="paragraph" style:parent-style-name="Text_20_body" style:list-style-name="L22">
      <style:paragraph-properties fo:margin-left="0in" fo:margin-right="0in" fo:margin-top="0in" fo:margin-bottom="0in" style:contextual-spacing="false" fo:text-indent="0.0783in" style:auto-text-indent="false"/>
      <style:text-properties fo:background-color="transparent"/>
    </style:style>
    <style:style style:name="P126" style:family="paragraph" style:parent-style-name="Text_20_body" style:list-style-name="L22">
      <style:paragraph-properties fo:margin-left="0.4925in" fo:margin-right="0in" fo:margin-top="0in" fo:margin-bottom="0in" style:contextual-spacing="false" fo:text-indent="0.0783in" style:auto-text-indent="false"/>
      <style:text-properties fo:background-color="transparent"/>
    </style:style>
    <style:style style:name="P127" style:family="paragraph" style:parent-style-name="Text_20_body" style:list-style-name="L11"/>
    <style:style style:name="P128" style:family="paragraph" style:parent-style-name="Text_20_body" style:list-style-name="L11">
      <style:paragraph-properties fo:margin-left="0.4925in" fo:margin-right="0in" fo:text-indent="0.0783in" style:auto-text-indent="false"/>
    </style:style>
    <style:style style:name="P129" style:family="paragraph" style:parent-style-name="Text_20_body" style:list-style-name="L11">
      <style:text-properties style:font-name="FreeSerif1" fo:font-size="11pt" style:font-name-asian="TimesNewRomanPSMT" style:font-size-asian="11pt" style:font-name-complex="TimesNewRomanPSMT" style:font-size-complex="11pt"/>
    </style:style>
    <style:style style:name="P130" style:family="paragraph" style:parent-style-name="Text_20_body" style:list-style-name="L11">
      <style:paragraph-properties fo:margin-left="0.4925in" fo:margin-right="0in" fo:text-indent="0.0783in" style:auto-text-indent="false"/>
      <style:text-properties style:font-name="FreeSerif1" fo:font-size="11pt" style:font-size-asian="11pt" style:font-size-complex="11pt"/>
    </style:style>
    <style:style style:name="P131" style:family="paragraph" style:parent-style-name="Text_20_body" style:list-style-name="L12"/>
    <style:style style:name="P132" style:family="paragraph" style:parent-style-name="Text_20_body" style:list-style-name="L15">
      <style:text-properties style:text-underline-style="none" fo:font-weight="normal" style:font-weight-asian="normal" style:font-weight-complex="normal"/>
    </style:style>
    <style:style style:name="P133" style:family="paragraph" style:parent-style-name="Text_20_body" style:list-style-name="L17">
      <style:text-properties style:text-underline-style="none" fo:font-weight="normal" style:font-weight-asian="normal" style:font-weight-complex="normal"/>
    </style:style>
    <style:style style:name="P134" style:family="paragraph" style:parent-style-name="Text_20_body" style:list-style-name="L17">
      <style:paragraph-properties fo:margin-left="0.4925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35" style:family="paragraph" style:parent-style-name="Text_20_body" style:list-style-name="L17">
      <style:paragraph-properties fo:margin-left="0.9846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36" style:family="paragraph" style:parent-style-name="Text_20_body" style:list-style-name="L29">
      <style:text-properties style:text-underline-style="none" fo:font-weight="normal" style:font-weight-asian="normal" style:font-weight-complex="normal"/>
    </style:style>
    <style:style style:name="P137" style:family="paragraph" style:parent-style-name="Text_20_body" style:list-style-name="L18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38" style:family="paragraph" style:parent-style-name="Text_20_body" style:list-style-name="L19">
      <style:paragraph-properties fo:margin-left="0.9846in" fo:margin-right="0in" fo:text-indent="0.0783in" style:auto-text-indent="false"/>
    </style:style>
    <style:style style:name="P139" style:family="paragraph" style:parent-style-name="Text_20_body" style:list-style-name="L19">
      <style:paragraph-properties fo:margin-left="0.4925in" fo:margin-right="0in" fo:text-indent="0.0783in" style:auto-text-indent="false"/>
    </style:style>
    <style:style style:name="P140" style:family="paragraph" style:parent-style-name="Text_20_body" style:list-style-name="L20">
      <style:paragraph-properties fo:margin-left="0in" fo:margin-right="0in" fo:text-indent="0in" style:auto-text-indent="false"/>
    </style:style>
    <style:style style:name="P141" style:family="paragraph" style:parent-style-name="Text_20_body" style:list-style-name="L21">
      <style:paragraph-properties fo:margin-left="0.4925in" fo:margin-right="0in" fo:text-indent="0.0783in" style:auto-text-indent="false"/>
    </style:style>
    <style:style style:name="P142" style:family="paragraph" style:parent-style-name="Text_20_body" style:list-style-name="L22" style:master-page-name="">
      <style:paragraph-properties fo:margin-top="0in" fo:margin-bottom="0in" style:contextual-spacing="false" style:page-number="auto"/>
    </style:style>
    <style:style style:name="P143" style:family="paragraph" style:parent-style-name="Text_20_body" style:list-style-name="L22">
      <style:paragraph-properties fo:margin-left="0.4925in" fo:margin-right="0in" fo:margin-top="0in" fo:margin-bottom="0in" style:contextual-spacing="false" fo:text-indent="0.0783in" style:auto-text-indent="false"/>
    </style:style>
    <style:style style:name="P144" style:family="paragraph" style:parent-style-name="Text_20_body" style:list-style-name="L22">
      <style:paragraph-properties fo:margin-left="0in" fo:margin-right="0in" fo:margin-top="0in" fo:margin-bottom="0in" style:contextual-spacing="false" fo:text-indent="0.0783in" style:auto-text-indent="false"/>
    </style:style>
    <style:style style:name="P145" style:family="paragraph" style:parent-style-name="Text_20_body" style:list-style-name="L22">
      <style:paragraph-properties fo:margin-left="0.4925in" fo:margin-right="0in" fo:margin-top="0in" fo:margin-bottom="0in" style:contextual-spacing="false" fo:text-indent="0.0783in" style:auto-text-indent="false"/>
      <style:text-properties fo:background-color="#ff0000"/>
    </style:style>
    <style:style style:name="P146" style:family="paragraph" style:parent-style-name="Text_20_body" style:list-style-name="L32">
      <style:paragraph-properties fo:margin-left="0.4925in" fo:margin-right="0in" fo:text-indent="0in" style:auto-text-indent="false"/>
      <style:text-properties fo:background-color="#ff0000"/>
    </style:style>
    <style:style style:name="P147" style:family="paragraph" style:parent-style-name="Text_20_body" style:list-style-name="L23">
      <style:paragraph-properties fo:margin-left="0in" fo:margin-right="0in" fo:text-indent="0.0783in" style:auto-text-indent="false"/>
    </style:style>
    <style:style style:name="P148" style:family="paragraph" style:parent-style-name="Text_20_body" style:list-style-name="L27">
      <style:paragraph-properties fo:margin-top="0in" fo:margin-bottom="0in" style:contextual-spacing="false"/>
    </style:style>
    <style:style style:name="P149" style:family="paragraph" style:parent-style-name="Text_20_body" style:list-style-name="L28">
      <style:paragraph-properties fo:margin-left="0.4925in" fo:margin-right="0in" fo:text-indent="0in" style:auto-text-indent="false"/>
    </style:style>
    <style:style style:name="P150" style:family="paragraph" style:parent-style-name="Text_20_body" style:list-style-name="L29">
      <style:paragraph-properties fo:margin-left="0.4925in" fo:margin-right="0in" fo:text-indent="0in" style:auto-text-indent="false"/>
    </style:style>
    <style:style style:name="P151" style:family="paragraph" style:parent-style-name="Text_20_body" style:list-style-name="L30"/>
    <style:style style:name="P152" style:family="paragraph" style:parent-style-name="Text_20_body" style:list-style-name="L31">
      <style:paragraph-properties fo:margin-left="0.4925in" fo:margin-right="0in" fo:text-indent="0in" style:auto-text-indent="false"/>
    </style:style>
    <style:style style:name="P153" style:family="paragraph" style:parent-style-name="Text_20_body" style:list-style-name="L31">
      <style:paragraph-properties fo:margin-left="0.9846in" fo:margin-right="0in" fo:text-indent="0in" style:auto-text-indent="false"/>
    </style:style>
    <style:style style:name="P154" style:family="paragraph" style:parent-style-name="Text_20_body" style:list-style-name="L31">
      <style:paragraph-properties fo:margin-left="0in" fo:margin-right="0in" fo:text-indent="0in" style:auto-text-indent="false"/>
    </style:style>
    <style:style style:name="P155" style:family="paragraph" style:parent-style-name="Text_20_body" style:list-style-name="L33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56" style:family="paragraph" style:parent-style-name="Text_20_body" style:list-style-name="L34"/>
    <style:style style:name="P157" style:family="paragraph" style:parent-style-name="Text_20_body" style:list-style-name="L36">
      <style:paragraph-properties fo:margin-left="0in" fo:margin-right="0in" fo:text-indent="0.0398in" style:auto-text-indent="false"/>
    </style:style>
    <style:style style:name="P158" style:family="paragraph" style:parent-style-name="Text_20_body" style:list-style-name="L35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59" style:family="paragraph" style:parent-style-name="_5b_RPG_5d__20_Táblázat_20_-_20_Fortély_20_hatás" style:list-style-name="L13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0" style:family="paragraph" style:parent-style-name="_5b_RPG_5d__20_Táblázat_20_-_20_Fortély_20_hatás" style:list-style-name="L13">
      <style:paragraph-properties fo:margin-left="0.2953in" fo:margin-right="0in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1" style:family="paragraph" style:parent-style-name="_5b_RPG_5d__20_Táblázat_20_-_20_Fortély_20_hatás" style:list-style-name="L13"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style:use-window-font-color="true" loext:opacity="0%" fo:font-weight="bold" style:font-weight-asian="bold" style:font-weight-complex="bold"/>
    </style:style>
    <style:style style:name="T3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T4" style:family="text">
      <style:text-properties style:use-window-font-color="true" loext:opacity="0%" fo:font-weight="bold" fo:background-color="#23ff23" loext:char-shading-value="0" style:font-weight-asian="bold" style:font-weight-complex="bold"/>
    </style:style>
    <style:style style:name="T5" style:family="text">
      <style:text-properties style:use-window-font-color="true" loext:opacity="0%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style:use-window-font-color="true" loext:opacity="0%" fo:font-style="italic" style:text-underline-style="none" fo:font-weight="bold" fo:background-color="transparent" loext:char-shading-value="0" style:font-style-asian="italic" style:font-weight-asian="bold" style:font-style-complex="italic" style:font-weight-complex="bold"/>
    </style:style>
    <style:style style:name="T7" style:family="tex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use-window-font-color="true" loext:opacity="0%" fo:font-style="italic" fo:font-weight="normal" fo:background-color="#ff0000" loext:char-shading-value="0" style:font-style-asian="italic" style:font-weight-asian="normal" style:font-style-complex="italic" style:font-weight-complex="normal"/>
    </style:style>
    <style:style style:name="T10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11" style:family="text">
      <style:text-properties style:use-window-font-color="true" loext:opacity="0%" fo:font-weight="normal" fo:background-color="#ff6633" loext:char-shading-value="0" style:font-weight-asian="normal" style:font-weight-complex="normal"/>
    </style:style>
    <style:style style:name="T12" style:family="text">
      <style:text-properties style:use-window-font-color="true" loext:opacity="0%" fo:background-color="#ff9966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name-asian="TimesNewRomanPSMT" style:font-weight-asian="bold" style:font-name-complex="TimesNewRomanPSMT" style:font-weight-complex="bold"/>
    </style:style>
    <style:style style:name="T15" style:family="text">
      <style:text-properties fo:font-weight="bold" fo:background-color="transparent" loext:char-shading-value="0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background-color="#ff0000" loext:char-shading-value="0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font-name="DejaVu Sans" style:font-name-asian="DejaVu Sans" style:font-name-complex="DejaVu Sans"/>
    </style:style>
    <style:style style:name="T22" style:family="text">
      <style:text-properties style:font-name="Nimbus Roman No9 L1" style:font-name-asian="Sans Serif" style:font-name-complex="Tahoma2"/>
    </style:style>
    <style:style style:name="T23" style:family="text">
      <style:text-properties fo:background-color="#ff9966" loext:char-shading-value="0"/>
    </style:style>
    <style:style style:name="T24" style:family="text">
      <style:text-properties fo:font-size="11pt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1pt" fo:font-weight="normal" style:font-size-asian="11pt" style:font-weight-asian="normal" style:font-size-complex="11pt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background-color="#ff6633" loext:char-shading-value="0"/>
    </style:style>
    <style:style style:name="T29" style:family="text">
      <style:text-properties style:font-name-asian="TimesNewRomanPSMT" style:font-name-complex="TimesNewRomanPSMT"/>
    </style:style>
    <style:style style:name="T30" style:family="text">
      <style:text-properties fo:background-color="#ffff00" loext:char-shading-value="0"/>
    </style:style>
    <style:style style:name="T31" style:family="text">
      <style:text-properties officeooo:rsid="0002e1e2"/>
    </style:style>
    <style:style style:name="T32" style:family="text">
      <style:text-properties officeooo:rsid="0004b12c"/>
    </style:style>
    <style:style style:name="T33" style:family="text">
      <style:text-properties officeooo:rsid="0005fff7"/>
    </style:style>
    <style:style style:name="T34" style:family="text">
      <style:text-properties officeooo:rsid="000909af"/>
    </style:style>
    <style:style style:name="T35" style:family="text">
      <style:text-properties fo:color="#c9211e" loext:opacity="100%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6" style:family="text">
      <style:text-properties fo:color="#c9211e" loext:opacity="100%" fo:font-size="20pt" fo:font-weight="bold" officeooo:rsid="0016bd9c" style:font-size-asian="20pt" style:font-weight-asian="bold" style:font-size-complex="20pt" style:font-weight-complex="bold"/>
    </style:style>
    <style:style style:name="T37" style:family="text">
      <style:text-properties fo:color="#c9211e" loext:opacity="100%" fo:font-size="20pt" fo:font-weight="bold" officeooo:rsid="0016bd9c" fo:background-color="transparent" loext:char-shading-value="0" style:font-size-asian="20pt" style:font-weight-asian="bold" style:font-size-complex="20pt" style:font-weight-complex="bold"/>
    </style:style>
    <style:style style:name="T38" style:family="text">
      <style:text-properties officeooo:rsid="000c774b"/>
    </style:style>
    <style:style style:name="T39" style:family="text">
      <style:text-properties officeooo:rsid="000e863f"/>
    </style:style>
    <style:style style:name="T40" style:family="text">
      <style:text-properties officeooo:rsid="0012068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1535in" text:min-label-width="0.153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3067in" text:min-label-width="0.153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4602in" text:min-label-width="0.153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0.6138in" text:min-label-width="0.153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0.7673in" text:min-label-width="0.153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0.9209in" text:min-label-width="0.153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0744in" text:min-label-width="0.153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1.2276in" text:min-label-width="0.153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1.3811in" text:min-label-width="0.153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1.5346in" text:min-label-width="0.1535in"/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0752in"/>
        <style:text-properties style:font-name="StarSymbol1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0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1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2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Frissítve: 20<text:span text:style-name="T34">2</text:span><text:span text:style-name="T32">3</text:span>.<text:span text:style-name="T34">11</text:span>.<text:span text:style-name="T38">2</text:span><text:span text:style-name="T40">1</text:span>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60">Képzettségek (fejlesztés)<text:tab/>2</text:p>
          <text:p text:style-name="P61">Problémák (megoldandók) (képzettségek)<text:tab/>2</text:p>
          <text:p text:style-name="P62">Rejtőzés vs Észlelés - PROB_KEPZETTSEGEK_#8.<text:tab/>2</text:p>
          <text:p text:style-name="P62">Méregismeret - PROB_KEPZETTSEGEK_#22.<text:tab/>2</text:p>
          <text:p text:style-name="P61">TODO (kidolgozandók) (képzettségek)<text:tab/>2</text:p>
          <text:p text:style-name="P62">Képzettségek leírását kidolgozni – TODO_KEPZETTSEGEK_#22.<text:tab/>2</text:p>
          <text:p text:style-name="P62">Képzettségek kifejtői, képzetlen próba, biztos tudás - TODO_KEPZETTSEGEK_#3.<text:tab/>2</text:p>
          <text:p text:style-name="P62">Ellenpróbás szituációk fejezete - TODO_KEPZETTSEGEK_#7.<text:tab/>2</text:p>
          <text:p text:style-name="P62">Gyógyítás kidolgozása - TODO_KEPZETTSEGEK_#8.<text:tab/>3</text:p>
          <text:p text:style-name="P62">Írástudó - TODO_KEPZETTSEGEK_#9.<text:tab/>3</text:p>
          <text:p text:style-name="P60">Fortélyok (fejlesztés)<text:tab/>4</text:p>
          <text:p text:style-name="P61">Alapelvek fortélyok kidolgozásához<text:tab/>4</text:p>
          <text:p text:style-name="P62">Fortély „Táp kategóriák”<text:tab/>4</text:p>
          <text:p text:style-name="P62">Háttér fortélyok kidolgozása - TODO_FORTÉLY_#10<text:tab/>5</text:p>
          <text:p text:style-name="P60">Harcrendszer (fejlesztés)<text:tab/>6</text:p>
          <text:p text:style-name="P61">Problémák (megoldandók) (harcrendszer)<text:tab/>6</text:p>
          <text:p text:style-name="P62">Testrészre támadás – PROB_HARC_#59.<text:tab/>6</text:p>
          <text:p text:style-name="P62">Nem harci sebződések – PROB_HARC_#57.<text:tab/>6</text:p>
          <text:p text:style-name="P62">Tapasztalati szint és Mágia célzása – PROB_HARC_#60.<text:tab/>6</text:p>
          <text:p text:style-name="P62">Harci helyzetek – PROB_HARC_#51.<text:tab/>7</text:p>
          <text:p text:style-name="P59">Rávetődés hátulról<text:tab/>7</text:p>
          <text:p text:style-name="P59">Mögékerülés<text:tab/>7</text:p>
          <text:p text:style-name="P59">Visszafogott csapás /Harc az ellenfél elfogásáért<text:tab/>7</text:p>
          <text:p text:style-name="P62">Garott használat - PROB_HARC_#11.<text:tab/>8</text:p>
          <text:p text:style-name="P61">TODO (kidolgozandók) (harcrendszer)<text:tab/>9</text:p>
          <text:p text:style-name="P62">Vértek, páncélok – TODO_HARC_#29.<text:tab/>9</text:p>
          <text:p text:style-name="P62">Pajzsok, Alkarvédők – TODO_HARC_#15.<text:tab/>10</text:p>
          <text:p text:style-name="P62">Hajítófegyverek – TODO_HARC_#32.<text:tab/>11</text:p>
          <text:p text:style-name="P59">Speciális fegyver hajítása<text:tab/>11</text:p>
          <text:p text:style-name="P59">Slan csillag<text:tab/>11</text:p>
          <text:p text:style-name="P62">Fegyverek – TODO_HARC_#27.<text:tab/>11</text:p>
          <text:p text:style-name="P59">Fegyverek minősége<text:tab/>11</text:p>
          <text:p text:style-name="P59">Konkrét fegyverek tulajdonságai<text:tab/>11</text:p>
          <text:p text:style-name="P59">Sebzés típusok, sebek jellege<text:tab/>12</text:p>
          <text:p text:style-name="P59">Harc egyedi fegyverekkel<text:tab/>13</text:p>
          <text:p text:style-name="P59">Hárítófegyverek<text:tab/>13</text:p>
          <text:p text:style-name="P62">Harci alakzatok kidolgozása – TODO_HARC_#62.<text:tab/>13</text:p>
          <text:p text:style-name="P62">Emberméret-módosító fegyveres harcban – TODO_HARC_#10.<text:tab/>13</text:p>
          <text:p text:style-name="P62">Átlagemberek szintje, értékei – TODO_HARC_#18.<text:tab/>13</text:p>
          <text:p text:style-name="P62">Megterheltség, kimerültség – TODO_HARC_#20.<text:tab/>13</text:p>
          <text:p text:style-name="P62">Manőverek – TODO_HARC_#33.<text:tab/>13</text:p>
          <text:p text:style-name="P62">Harci fortélyok – TODO_HARC_#35.<text:tab/>14</text:p>
          <text:p text:style-name="P62">Mozgási sebesség – TODO_HARC_#39.<text:tab/>14</text:p>
          <text:p text:style-name="P62">Távolsági harcrendszer – TODO_HARC_#36.<text:tab/>14</text:p>
          <text:p text:style-name="P62">Védő Érték regenerálódása, tartós VÉ csökkenés – TODO_HARC_#60.<text:tab/>14</text:p>
          <text:p text:style-name="P62">Gyógyulás – TODO_HARC_#38.<text:tab/>15</text:p>
          <text:p text:style-name="P62">Lovas harc és fortélyaik – TODO_HARC_#31.<text:tab/>16</text:p>
          <text:p text:style-name="P59">Lovas roham<text:tab/>16</text:p>
          <text:p text:style-name="P59">Lovas támadás galoppból<text:tab/>16</text:p>
        </text:index-body>
      </text:table-of-content>
      <text:h text:style-name="Heading_20_1" text:outline-level="1"><text:bookmark-start text:name="__RefHeading___Toc16759_1791843891"/>Képzettségek (fejlesztés)<text:bookmark-end text:name="__RefHeading___Toc16759_1791843891"/></text:h>
      <text:h text:style-name="P68" text:outline-level="3"><text:bookmark-start text:name="__RefHeading___Toc16761_1791843891"/>Problémák (megoldandók) (képzettségek)<text:bookmark-end text:name="__RefHeading___Toc16761_1791843891"/></text:h>
      <text:p text:style-name="P1"><text:span text:style-name="_5b_RPG_5d__20_Kiemelt_20_kifejezés"><text:span text:style-name="T2">A Herbalizmushoz még beírni, ami a vita során kiderült!!</text:span></text:span></text:p>
      <text:h text:style-name="Heading_20_4" text:outline-level="4"><text:bookmark-start text:name="__RefHeading___Toc16763_1791843891"/>Rejtőzés vs Észlelés <text:s/>- <text:s/>PROB_KEPZETTSEGEK_#8.<text:bookmark-end text:name="__RefHeading___Toc16763_1791843891"/></text:h>
      <text:p text:style-name="Text_20_body">Mik a körülmény módosítók?</text:p>
      <text:p text:style-name="Text_20_body">Mi az alapeset?? Azaz mikor dobnak ellenpróbát a felek módosító nélkül? (Fényes nappal, vagy szürkületben? Tömegben, vagy kihalt utcán? Recsegő avaron, vagy sima talajon?)</text:p>
      <text:p text:style-name="P4"/>
      <text:p text:style-name="Text_20_body"><text:span text:style-name="_5b_RPG_5d__20_Kiemelt_20_kifejezés"><text:span text:style-name="T5"/></text:span></text:p>
      <text:h text:style-name="Heading_20_4" text:outline-level="4"><text:bookmark-start text:name="__RefHeading___Toc16765_1791843891"/><text:span text:style-name="_5b_RPG_5d__20_Kiemelt_20_kifejezés"><text:span text:style-name="T6">Méregismeret - PROB_KEPZETTSEGEK_#22.</text:span></text:span><text:bookmark-end text:name="__RefHeading___Toc16765_1791843891"/></text:h>
      <text:p text:style-name="Text_20_body"><text:span text:style-name="_5b_RPG_5d__20_Kiemelt_20_kifejezés"><text:span text:style-name="T5">Legyen ilyen passzív ismeretet adó képzettség? Pl. jellegzetes szagok, anyagok feismerése (pl. testőr, ételkóstoló számára)</text:span></text:span></text:p>
      <text:p text:style-name="Text_20_body"><text:span text:style-name="_5b_RPG_5d__20_Kiemelt_20_kifejezés"><text:span text:style-name="T5"/></text:span></text:p>
      <text:h text:style-name="P68" text:outline-level="3"><text:bookmark-start text:name="__RefHeading___Toc16767_1791843891"/>TODO (kidolgozandók) (képzettségek)<text:bookmark-end text:name="__RefHeading___Toc16767_1791843891"/></text:h>
      <text:p text:style-name="Text_20_body">Ide jönnek azok az ötletek, amik még csak elviekben léteznek, és amiket ki kell még dolgozni.</text:p>
      <text:h text:style-name="Heading_20_4" text:outline-level="4"><text:bookmark-start text:name="__RefHeading___Toc16769_1791843891"/>Képzettségek leírását kidolgozni – TODO_KEPZETTSEGEK_#22.<text:bookmark-end text:name="__RefHeading___Toc16769_1791843891"/></text:h>
      <text:p text:style-name="Text_20_body">Minden képzettségről leírás, egyedi jellemzők, az egyes tudásszintekhez rendelt biztos tudás kifejtők.</text:p>
      <text:h text:style-name="Heading_20_4" text:outline-level="4"><text:bookmark-start text:name="__RefHeading___Toc16771_1791843891"/>Képzettségek kifejtői, képzetlen próba, biztos tudás - TODO_KEPZETTSEGEK_#3. <text:bookmark-end text:name="__RefHeading___Toc16771_1791843891"/></text:h>
      <text:p text:style-name="Text_20_body">A képzettségek kifejtőiben mindenhol beírni egy skálát (3,6,9,12,15) és hogy azon a szinten milyen <text:span text:style-name="T13">plusz</text:span> dolgot tud megcsinálni. Ilyen lehet pl. a lopózás/rejtőzés Nagymester (12) vagy Legenda (15) szintjén, hogy nem hagy nyomot a hóban (lásd mortelek). És lehetnek esetleges mellékhatások is!! Pl. mászás 12-nél már módosulhat a kézforma egy kicsit.</text:p>
      <text:p text:style-name="Text_20_body"><text:s/><text:span text:style-name="T13">Valamint</text:span>, hogy <text:span text:style-name="T13">biztos tudásból</text:span> mit tud azon a szinten megoldani.</text:p>
      <text:p text:style-name="Text_20_body"><text:span text:style-name="T13">Fontos</text:span>: lehetnek olyan dolgok, amik CSAK biztos tudásból oldhatók meg. Azt külön vezetni!!</text:p>
      <text:p text:style-name="Text_20_body">Kell egy táblázat, hogy melyik melyik képzettséget lehet képzetlenül megpróbálni és melyiket csak biztos tudásból. Legyen róla táblázat egyben.</text:p>
      <text:h text:style-name="Heading_20_4" text:outline-level="4"><text:bookmark-start text:name="__RefHeading___Toc16773_1791843891"/>Ellenpróbás szituációk fejezete - <text:s/>TODO_KEPZETTSEGEK_#7.<text:bookmark-end text:name="__RefHeading___Toc16773_1791843891"/></text:h>
      <text:p text:style-name="Text_20_body">Csinálni a Képzettségek fejezetbe a Képzettség ellenpróba leírásához egy külön példa fejezetet, ahol a spéci, kifejezetten ellenpróbás dobásokkal foglalkozunk.</text:p>
      <text:p text:style-name="Text_20_body">Pl. Lopózás vs Észlelés</text:p>
      <text:p text:style-name="Text_20_body">Megadjuk, hogy</text:p>
      <text:list xml:id="list3066876229" text:style-name="L1">
        <text:list-item>
          <text:p text:style-name="P92"><text:soft-page-break/>Mi az alapeset</text:p>
        </text:list-item>
        <text:list-item>
          <text:p text:style-name="P92">Mikor kell módosítót adni egyik, vagy másik félnek</text:p>
        </text:list-item>
      </text:list>
      <text:h text:style-name="Heading_20_4" text:outline-level="4"><text:bookmark-start text:name="__RefHeading___Toc16775_1791843891"/>Gyógyítás kidolgozása - <text:s/>TODO_KEPZETTSEGEK_#8.<text:bookmark-end text:name="__RefHeading___Toc16775_1791843891"/></text:h>
      <text:list xml:id="list2719370163" text:style-name="L2">
        <text:list-item>
          <text:p text:style-name="P93">Átfogó képzettség (része: Sebgyógyítás, Orvoslás)</text:p>
        </text:list-item>
        <text:list-item>
          <text:p text:style-name="P93">Kultúrkörhöz kötött (kuruzslók, stb)</text:p>
        </text:list-item>
        <text:list-item>
          <text:p text:style-name="P93">Nem lehet hatékonyabb a papi gyógyításnál</text:p>
        </text:list-item>
      </text:list>
      <text:p text:style-name="P1">TODO: kidolgozni a Képzettség leírásánál</text:p>
      <text:p text:style-name="P3"/>
      <text:p text:style-name="Text_20_body"/>
      <text:p text:style-name="Standard"/>
      <text:h text:style-name="P67" text:outline-level="1"><text:bookmark-start text:name="__RefHeading___Toc16779_1791843891"/>Fortélyok (fejlesztés)<text:bookmark-end text:name="__RefHeading___Toc16779_1791843891"/></text:h>
      <text:h text:style-name="Heading_20_3" text:outline-level="3"><text:bookmark-start text:name="__RefHeading___Toc16781_1791843891"/>Alapelvek fortélyok kidolgozásához<text:bookmark-end text:name="__RefHeading___Toc16781_1791843891"/></text:h>
      <text:p text:style-name="P8">Ki kéne alakítani 5 elméleti Fortély kategóriát attól függően, hogy mekkora tápot adnak. Félreértés elkerülése végett: igaz, hogy most is fokokra vannak osztva, de van amelyik csak 1 fokú és mégis nagy tápot ad (pl. Szabotőr). <text:span text:style-name="T16">Ezek a kategóriák </text:span><text:span text:style-name="T17">csak</text:span><text:span text:style-name="T16"> fejlesztéshez kellenek a játékban sehol nem jelennek meg!</text:span></text:p>
      <text:p text:style-name="P8">A táposabb fortélyok felvételéhez durvább követelményeket kell állítani. Viszont ezeket a követelményeket ne csak úgy hasra adjuk, legyenek standard-ok (képzettség-szint, Tulajdonság követelmények, másik fortély megléte, stb.) attól függően, hogy mekkora a táp.</text:p>
      <text:p text:style-name="P9">Gyakorlatilag tehát a táp mértékétől függően kategorizáljuk őket. (a külön fokokat is).</text:p>
      <text:h text:style-name="Heading_20_4" text:outline-level="4"><text:bookmark-start text:name="__RefHeading___Toc16783_1791843891"/>Fortély „Táp kategóriák”<text:bookmark-end text:name="__RefHeading___Toc16783_1791843891"/></text:h>
      <text:p text:style-name="Text_20_body">Ha egy fortélyt bekategorizáltunk, akkor a felvételének követelményeinek a táblázatban megadott értékű KP-mennyiségnek kell lennie.</text:p>
      <text:p text:style-name="P51">Még nem tudom, melyik oszlopot használjuk, fontos, hogy jól belőjük, mert ehhez kell igazítani majd mindent. Lehet, h az 1.kategóriára is kéne adni valami KP igényt, bár van, aminek nincs követelménye..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ableLine1510136626224">
          <table:table-cell table:style-name="Táblázat1.A1" office:value-type="string">
            <text:p text:style-name="P18">Táp-kategória</text:p>
          </table:table-cell>
          <table:table-cell table:style-name="Táblázat1.A1" office:value-type="string">
            <text:p text:style-name="P18">1. verzió (teszt)</text:p>
          </table:table-cell>
          <table:table-cell table:style-name="Táblázat1.C1" office:value-type="string">
            <text:p text:style-name="P18">2. verzió (teszt)</text:p>
          </table:table-cell>
        </table:table-row>
        <table:table-row table:style-name="TableLine1510136626512">
          <table:table-cell table:style-name="Táblázat1.A2" office:value-type="string">
            <text:p text:style-name="P18">1.kategória</text:p>
          </table:table-cell>
          <table:table-cell table:style-name="Táblázat1.B6" office:value-type="string">
            <text:p text:style-name="P21">0 KP</text:p>
          </table:table-cell>
          <table:table-cell table:style-name="Táblázat1.C6" office:value-type="string">
            <text:p text:style-name="P21">0 KP</text:p>
          </table:table-cell>
        </table:table-row>
        <table:table-row table:style-name="TableLine1510136631696">
          <table:table-cell table:style-name="Táblázat1.A2" office:value-type="string">
            <text:p text:style-name="P18">2.kategória</text:p>
          </table:table-cell>
          <table:table-cell table:style-name="Táblázat1.B6" office:value-type="string">
            <text:p text:style-name="P18">40 KP</text:p>
          </table:table-cell>
          <table:table-cell table:style-name="Táblázat1.C6" office:value-type="string">
            <text:p text:style-name="P18">50 KP</text:p>
          </table:table-cell>
        </table:table-row>
        <table:table-row table:style-name="TableLine1510136633424">
          <table:table-cell table:style-name="Táblázat1.A2" office:value-type="string">
            <text:p text:style-name="P18">3.kategória</text:p>
          </table:table-cell>
          <table:table-cell table:style-name="Táblázat1.B6" office:value-type="string">
            <text:p text:style-name="P18">80 KP</text:p>
          </table:table-cell>
          <table:table-cell table:style-name="Táblázat1.C6" office:value-type="string">
            <text:p text:style-name="P18">100 KP</text:p>
          </table:table-cell>
        </table:table-row>
        <table:table-row table:style-name="TableLine1510136626800">
          <table:table-cell table:style-name="Táblázat1.A2" office:value-type="string">
            <text:p text:style-name="P18">4.kategória</text:p>
          </table:table-cell>
          <table:table-cell table:style-name="Táblázat1.B6" office:value-type="string">
            <text:p text:style-name="P18">120 KP</text:p>
          </table:table-cell>
          <table:table-cell table:style-name="Táblázat1.C6" office:value-type="string">
            <text:p text:style-name="P18">150 KP</text:p>
          </table:table-cell>
        </table:table-row>
        <table:table-row table:style-name="TableLine1510136621328">
          <table:table-cell table:style-name="Táblázat1.A2" office:value-type="string">
            <text:p text:style-name="P18">5.kategória</text:p>
          </table:table-cell>
          <table:table-cell table:style-name="Táblázat1.B6" office:value-type="string">
            <text:p text:style-name="P18">160 KP</text:p>
          </table:table-cell>
          <table:table-cell table:style-name="Táblázat1.C6" office:value-type="string">
            <text:p text:style-name="P18">200 KP</text:p>
          </table:table-cell>
        </table:table-row>
      </table:table>
      <text:p text:style-name="Text_20_body"/>
      <text:p text:style-name="P14">Követelmények szerint megkülönböztetünk:</text:p>
      <text:list xml:id="list295227762" text:style-name="L3">
        <text:list-item>
          <text:p text:style-name="P94">Képzettségeket (KP igényük 1:1-ben számít be)</text:p>
        </text:list-item>
        <text:list-item>
          <text:p text:style-name="P95">Fortélyok (nehéz a KP-sítésük..., esetleg annak a fortélynak a táp-kategória KP-igénye)</text:p>
        </text:list-item>
        <text:list-item>
          <text:p text:style-name="P94">Tulajdonságok: az alábbi táblázat szerint „számítanak be”:</text:p>
        </text:list-item>
      </text:list>
      <table:table table:name="Táblázat2" table:style-name="Táblázat2">
        <table:table-column table:style-name="Táblázat2.A"/>
        <table:table-column table:style-name="Táblázat2.B" table:number-columns-repeated="2"/>
        <table:table-row table:style-name="TableLine1510136623632">
          <table:table-cell table:style-name="Táblázat2.A1" office:value-type="string">
            <text:p text:style-name="P18">Tulajdonság</text:p>
          </table:table-cell>
          <table:table-cell table:style-name="Táblázat2.A1" office:value-type="string">
            <text:p text:style-name="P18">KP érték (1.verzió)</text:p>
          </table:table-cell>
          <table:table-cell table:style-name="Táblázat2.C1" office:value-type="string">
            <text:p text:style-name="P18">KP érték (2.verzió)</text:p>
          </table:table-cell>
        </table:table-row>
        <table:table-row table:style-name="TableLine1510136623920">
          <table:table-cell table:style-name="Táblázat2.A2" office:value-type="string">
            <text:p text:style-name="P18">+0</text:p>
          </table:table-cell>
          <table:table-cell table:style-name="Táblázat2.A2" office:value-type="string">
            <text:p text:style-name="P18">0 KP <text:span text:style-name="T18">(?)</text:span></text:p>
          </table:table-cell>
          <table:table-cell table:style-name="Táblázat2.C2" office:value-type="string">
            <text:p text:style-name="P18">0 KP <text:span text:style-name="T18">(?)</text:span></text:p>
          </table:table-cell>
        </table:table-row>
        <table:table-row table:style-name="TableLine1510136629392">
          <table:table-cell table:style-name="Táblázat2.A2" office:value-type="string">
            <text:p text:style-name="P18">+1</text:p>
          </table:table-cell>
          <table:table-cell table:style-name="Táblázat2.A2" office:value-type="string">
            <text:p text:style-name="P18">10 KP</text:p>
          </table:table-cell>
          <table:table-cell table:style-name="Táblázat2.C2" office:value-type="string">
            <text:p text:style-name="P18">20 KP</text:p>
          </table:table-cell>
        </table:table-row>
        <table:table-row table:style-name="TableLine1510136630544">
          <table:table-cell table:style-name="Táblázat2.A2" office:value-type="string">
            <text:p text:style-name="P18">+2</text:p>
          </table:table-cell>
          <table:table-cell table:style-name="Táblázat2.A2" office:value-type="string">
            <text:p text:style-name="P18">30 KP</text:p>
          </table:table-cell>
          <table:table-cell table:style-name="Táblázat2.C2" office:value-type="string">
            <text:p text:style-name="P18">40 KP</text:p>
          </table:table-cell>
        </table:table-row>
        <table:table-row table:style-name="TableLine1510136624496">
          <table:table-cell table:style-name="Táblázat2.A2" office:value-type="string">
            <text:p text:style-name="P18">+3</text:p>
          </table:table-cell>
          <table:table-cell table:style-name="Táblázat2.A2" office:value-type="string">
            <text:p text:style-name="P18">50 KP</text:p>
          </table:table-cell>
          <table:table-cell table:style-name="Táblázat2.C2" office:value-type="string">
            <text:p text:style-name="P18">60 KP</text:p>
          </table:table-cell>
        </table:table-row>
        <table:table-row table:style-name="TableLine1510136625072">
          <table:table-cell table:style-name="Táblázat2.A2" office:value-type="string">
            <text:p text:style-name="P18">+4</text:p>
          </table:table-cell>
          <table:table-cell table:style-name="Táblázat2.A2" office:value-type="string">
            <text:p text:style-name="P18">80 KP</text:p>
          </table:table-cell>
          <table:table-cell table:style-name="Táblázat2.C2" office:value-type="string">
            <text:p text:style-name="P18">80 KP</text:p>
          </table:table-cell>
        </table:table-row>
        <table:table-row table:style-name="TableLine1510136621616">
          <table:table-cell table:style-name="Táblázat2.A2" office:value-type="string">
            <text:p text:style-name="P18">+5</text:p>
          </table:table-cell>
          <table:table-cell table:style-name="Táblázat2.A2" office:value-type="string">
            <text:p text:style-name="P18">100 KP</text:p>
          </table:table-cell>
          <table:table-cell table:style-name="Táblázat2.C2" office:value-type="string">
            <text:p text:style-name="P18">100 KP</text:p>
          </table:table-cell>
        </table:table-row>
      </table:table>
      <text:p text:style-name="Standard"><text:soft-page-break/></text:p>
      <text:p text:style-name="P13"><text:span text:style-name="T19">- // -</text:span>Példa</text:p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row table:style-name="Táblázat6.1">
          <table:table-cell table:style-name="Táblázat6.A1" office:value-type="string">
            <text:p text:style-name="P17">Fárasztás</text:p>
          </table:table-cell>
          <table:table-cell table:style-name="Táblázat6.A1" office:value-type="string">
            <text:p text:style-name="P23">1 fokú</text:p>
          </table:table-cell>
          <table:table-cell table:style-name="Táblázat6.C1" office:value-type="string">
            <text:p text:style-name="P24">Követelményei:</text:p>
            <text:p text:style-name="P23">Harcmodor: 6.szint</text:p>
            <text:p text:style-name="P23">Ügyesség: +1</text:p>
          </table:table-cell>
        </table:table-row>
      </table:table>
      <text:p text:style-name="Standard"/>
      <text:list xml:id="list913118578" text:style-name="L4">
        <text:list-item>
          <text:p text:style-name="P82">Tfh az első oszlopot használjuk (1. verzió)</text:p>
        </text:list-item>
        <text:list-item>
          <text:p text:style-name="P82">Megsaccoljuk, hogy mennyire tápos és azt mondjuk, hogy ez pl. a 3. táp-kategóriába tesszük</text:p>
        </text:list-item>
        <text:list-item>
          <text:p text:style-name="P98">Így a követelményekre 80KP-t kell költeni. Jelenleg:</text:p>
        </text:list-item>
        <text:list-item>
          <text:p text:style-name="P82">Harcmodor-6.szint: 46KP</text:p>
        </text:list-item>
        <text:list-item>
          <text:p text:style-name="P82">Ügyesség +1 <text:s/><text:span text:style-name="T21">→</text:span><text:span text:style-name="T22"> 10KP</text:span></text:p>
        </text:list-item>
        <text:list-item>
          <text:p text:style-name="P99">Összesen: 46+10=56KP, tehát még 80-56=24KP-nyi követelményt kéne betenni.</text:p>
        </text:list-item>
      </text:list>
      <text:p text:style-name="P42"/>
      <text:p text:style-name="P64"/>
      <text:p text:style-name="P65">IDÁIG MARKDOWNBA KONVERTÁLVA✅</text:p>
      <text:p text:style-name="P41"/>
      <text:h text:style-name="P67" text:outline-level="1"><text:bookmark-start text:name="__RefHeading___Toc16791_1791843891"/>Harcrendszer (fejlesztés)<text:bookmark-end text:name="__RefHeading___Toc16791_1791843891"/></text:h>
      <text:h text:style-name="P68" text:outline-level="3"><text:bookmark-start text:name="__RefHeading___Toc16793_1791843891"/>Problémák (megoldandók) (harcrendszer)<text:bookmark-end text:name="__RefHeading___Toc16793_1791843891"/></text:h>
      <text:h text:style-name="P70" text:outline-level="4"><text:bookmark-start text:name="__RefHeading___Toc16795_1791843891"/>Testrészre támadás<text:span text:style-name="T1"> – PROB_HARC_#59.</text:span><text:span text:style-name="T37">✅</text:span><text:bookmark-end text:name="__RefHeading___Toc16795_1791843891"/></text:h>
      <text:list xml:id="list3631902021" text:style-name="L5">
        <text:list-item>
          <text:p text:style-name="P83">A Harci anatómia erre is adjon bónuszt..?</text:p>
        </text:list-item>
      </text:list>
      <text:h text:style-name="P70" text:outline-level="4"><text:bookmark-start text:name="__RefHeading___Toc16797_1791843891"/>Nem harci sebződések – PROB_HARC_#57.<text:span text:style-name="T36">✅</text:span><text:bookmark-end text:name="__RefHeading___Toc16797_1791843891"/></text:h>
      <text:p text:style-name="Text_20_body">Pl. zuhanás, megégés, zúzódás, varázslatok sebzése</text:p>
      <text:p text:style-name="Text_20_body">Ezeknek is meghatározni sebzést, mint a fegyvereknek (+x+k20)?</text:p>
      <text:h text:style-name="P77" text:outline-level="4"><text:bookmark-start text:name="__RefHeading___Toc16799_1791843891"/>Tapasztalati szint és Mágia célzása <text:span text:style-name="T1">– PROB_HARC_#60.</text:span><text:span text:style-name="T37">✅</text:span><text:bookmark-end text:name="__RefHeading___Toc16799_1791843891"/></text:h>
      <text:p text:style-name="P40">A varázslók hogyan célozzanak ha lőni akarnak pl. tüzet, villámot, stb?</text:p>
      <text:p text:style-name="P40"><text:span text:style-name="T13">Márk</text:span>: „Az összes fizikai varázslatot célozni kéne. Azaz pl az összes elemi mágiát. Pl egy tűzkitörést nem oda idézek, ahova akarok, mert nem könnyű betájolni a térben egy bizonyos pontot. Célzódobást kéne dobni rá. „</text:p>
      <text:p text:style-name="Text_20_body">A "varázslás"-nak, mint fegyvernek is kell egy távolsági Osztó érték, mint minden távharc fegyvernek. </text:p>
      <text:p text:style-name="Text_20_body">Szerintem ne TSZ függő legyen!</text:p>
      <text:p text:style-name="P63">20<text:span text:style-name="T33">22</text:span>.0<text:span text:style-name="T33">7</text:span>.<text:span text:style-name="T33">27</text:span>: Alapb<text:span text:style-name="T24">ól Osztó: 1, fortélyból lehessen növelni 4-ig (?). Ez durván könnyít, bár ez elmondható a fegyverekre is... Mi legyen a CÉ-vel?</text:span></text:p>
      <text:p text:style-name="Text_20_body"/>
      <text:p text:style-name="Text_20_body"><text:span text:style-name="T13">Márk 2</text:span> (2008.09.17): „Lehet két kategória a varázslatoknál. Amit a személy/tárgy aurájához kötnek, és amit céloznak. Mentál, asztrál stb az előbbi kategória. Ezek több időt igényelnek. Tehát ezentúl nem nagyon lehet 1-2 szegmens alatt asztrálmágiát nyomni. Lehet ilyen tűzbeborítós varázslat is, de az így semmiképpen sem eshet a harc közben alkalmazható kategóriába. Bizony a partinak ezentúl távol kell tartania a variját a rá támadóktól, akár körökön át is. A múltkor beszélt harc közben alkalmazható varázslatokat (meg még néhány mást is) viszont célozni kell. Tehát a "gyorsan lövök egy tűzgolyót" típusú dolgokat saccra kell ellőni a térben, ehhez pedig célzódobás kell.”</text:p>
      <text:p text:style-name="P40"/>
      <text:p text:style-name="Text_20_body"/>
      <text:h text:style-name="P78" text:outline-level="4"><text:bookmark-start text:name="__RefHeading___Toc16801_1791843891"/>Harci helyzetek – PROB_HARC_#51.<text:span text:style-name="T37">✅</text:span><text:bookmark-end text:name="__RefHeading___Toc16801_1791843891"/></text:h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 table:style-name="Táblázat3.1">
          <table:table-cell table:style-name="Táblázat3.A1" office:value-type="string">
            <text:p text:style-name="P37">Szituáció</text:p>
          </table:table-cell>
          <table:table-cell table:style-name="Táblázat3.A1" office:value-type="string">
            <text:p text:style-name="P37">Módosító</text:p>
          </table:table-cell>
          <table:table-cell table:style-name="Táblázat3.C1" office:value-type="string">
            <text:p text:style-name="P37">Megjegyzés</text:p>
          </table:table-cell>
        </table:table-row>
        <table:table-row table:style-name="Táblázat3.1">
          <table:table-cell table:style-name="Táblázat3.A2" office:value-type="string">
            <text:p text:style-name="P35">Harc félhomályban</text:p>
          </table:table-cell>
          <table:table-cell table:style-name="Táblázat3.B2" office:value-type="string">
            <text:p text:style-name="P38">TODO</text:p>
          </table:table-cell>
          <table:table-cell table:style-name="Táblázat3.C2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9">Lóról leesés</text:p>
          </table:table-cell>
          <table:table-cell table:style-name="Táblázat3.A2" office:value-type="string">
            <text:p text:style-name="P39">Ezt ne ide!!!</text:p>
          </table:table-cell>
          <table:table-cell table:style-name="Táblázat3.C4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8">A védekező takarásban</text:p>
          </table:table-cell>
          <table:table-cell table:style-name="Táblázat3.A2" office:value-type="string">
            <text:p text:style-name="P39">TODO</text:p>
          </table:table-cell>
          <table:table-cell table:style-name="Táblázat3.C4" office:value-type="string">
            <text:p text:style-name="P36"/>
          </table:table-cell>
        </table:table-row>
      </table:table>
      <text:h text:style-name="Heading_20_5" text:outline-level="5"><text:bookmark-start text:name="__RefHeading___Toc16803_1791843891"/>Rávetődés hátulról<text:bookmark-end text:name="__RefHeading___Toc16803_1791843891"/></text:h>
      <text:list xml:id="list2216548213" text:style-name="L6">
        <text:list-item>
          <text:p text:style-name="P100">Követelmény: Meglepetés, vagy Észrevétlen támadás kell hozzá (Sikeres Lopakodás)</text:p>
        </text:list-item>
        <text:list-item>
          <text:p text:style-name="P101">Tehát olyan, mint egy sikeres Manőver Előkészítés, ami után lehet dobni a Végrehajtást, azaz:</text:p>
        </text:list-item>
        <text:list-item>
          <text:p text:style-name="P103">Sima sikeres támadás +20 TÉ-vel. De az már túl könnyű! Mert a meglepetés is pluszt ad (+20 TÉ)!</text:p>
        </text:list-item>
        <text:list-item>
          <text:p text:style-name="P104"><text:span text:style-name="_5b_RPG_5d__20_Kiemelt_20_kifejezés"><text:span text:style-name="T4">Megérzés:</text:span></text:span></text:p>
        </text:list-item>
        <text:list-item>
          <text:p text:style-name="P102"><text:span text:style-name="_5b_RPG_5d__20_Kiemelt_20_kifejezés"><text:span text:style-name="T4">Észlelés vs. Lopakodás/rejtőzés</text:span></text:span></text:p>
        </text:list-item>
      </text:list>
      <text:h text:style-name="Heading_20_5" text:outline-level="5"><text:bookmark-start text:name="__RefHeading___Toc16805_1791843891"/>Mögékerülés<text:bookmark-end text:name="__RefHeading___Toc16805_1791843891"/></text:h>
      <text:p text:style-name="P2">Belharc?</text:p>
      <text:p text:style-name="Text_20_body"><text:span text:style-name="_5b_RPG_5d__20_Kiemelt_20_kifejezés"><text:span text:style-name="T10"><text:s/>Többen harcolnak egy ellenféllel. A társ hogyan fér hozzá az ellenfélhez, hogyan tud hátába kerülni </text:span></text:span><text:span text:style-name="_5b_RPG_5d__20_Kiemelt_20_kifejezés"><text:span text:style-name="T11">(Mögékerülés (Manőver???))</text:span></text:span></text:p>
      <text:list xml:id="list395022982" text:style-name="L7">
        <text:list-item>
          <text:p text:style-name="P106">Ha Manőver, a KM ne mondja el rögtön, hogy sikerült-e a próba. <text:span text:style-name="T28">Csak a kör ??? végén.</text:span></text:p>
        </text:list-item>
        <text:list-item>
          <text:p text:style-name="P108">Mennyi időbe telik a mögékerülés????</text:p>
        </text:list-item>
        <text:list-item>
          <text:p text:style-name="P106">Csak Manőver-próbából áll</text:p>
        </text:list-item>
        <text:list-item>
          <text:p text:style-name="P105">Hogyan férhet hozzá egy karakter a társ által takart ellenfélhez?</text:p>
        </text:list-item>
        <text:list-item>
          <text:p text:style-name="P107">Nyílt terepen?</text:p>
        </text:list-item>
        <text:list-item>
          <text:p text:style-name="P107">És folyósón?</text:p>
        </text:list-item>
        <text:list-item>
          <text:p text:style-name="P105">Hogyan tud a hátába kerülni?</text:p>
        </text:list-item>
        <text:list-item>
          <text:p text:style-name="P109">Folyton forognak az ellenfelek nem könnyű mögé kerülni főleg ha vigyáz rá az ellen, hogy a hátába kerüljenek (bár szerintem alapból vigyáz rá mindenki)</text:p>
        </text:list-item>
      </text:list>
      <text:p text:style-name="P2">Mással harcoló ellenfél hátába kerülni nem is olyan könnyű, hiszen a harc csupa forgás, nem egy helyben folyik. Ki tudja, hogy pár pillanattal később is arra mutatja -e a hátát, mint most.</text:p>
      <text:p text:style-name="P2">Ráadásul minden harcos igyekszik védeni a hátát, így amennyiben látja a további támadókat, nem fordít hátat nekik.</text:p>
      <text:p text:style-name="P2">A fenti okok miatt a Mögékerülésre nem adunk konkrét szabályt, döntsön a véletlen! Dobjunk k10-el minden körben!</text:p>
      <text:p text:style-name="P2">Ha az ellenfél tudja, hogy hol vagyunk, akkor a 9-es és 10-es dobás esetén kerül olyan pozícióba, hogy épp a hátát mutatja nekünk. Ekkor leadhatunk rá 1, azaz egy támadást a körben hátulról.</text:p>
      <text:p text:style-name="P2">Ha nem tud róla, akkor 6-10-es dobás esetén ismétlődnek meg a fentiek.</text:p>
      <text:p text:style-name="Text_20_body"><text:span text:style-name="_5b_RPG_5d__20_OK"><text:span text:style-name="T2"/></text:span></text:p>
      <text:p text:style-name="Standard"/>
      <text:h text:style-name="P80" text:outline-level="5"><text:bookmark-start text:name="__RefHeading___Toc16807_1791843891"/>Visszafogott csapás /Harc az ellenfél elfogásáért<text:bookmark-end text:name="__RefHeading___Toc16807_1791843891"/></text:h>
      <text:p text:style-name="P7">TODO: bevezető, kifejtés</text:p>
      <text:p text:style-name="P7">TODO: Betenni a Harci taktikákhoz</text:p>
      <text:p text:style-name="P7">TODO: Hatása, működése</text:p>
      <text:list xml:id="list356653583" text:style-name="L8">
        <text:list-item>
          <text:list>
            <text:list-item>
              <text:p text:style-name="P110">Ez ugyanaz, mint a Harc az ellenfél elfogásáért?? <text:span text:style-name="T13">Vagy a „Hátulról leütés” értékeit használjuk itt is? Esetleg vonjuk össze?</text:span></text:p>
            </text:list-item>
            <text:list-item>
              <text:p text:style-name="P110">Alkalmatlan fegyverrel</text:p>
              <text:list>
                <text:list-item>
                  <text:p text:style-name="P111">TÉ: -20</text:p>
                </text:list-item>
                <text:list-item>
                  <text:p text:style-name="P112">kardok, buzogányok, stb</text:p>
                </text:list-item>
              </text:list>
            </text:list-item>
            <text:list-item>
              <text:p text:style-name="P110">Félig alkalmas fegyverrel</text:p>
              <text:list>
                <text:list-item>
                  <text:p text:style-name="P111">TÉ: -10</text:p>
                </text:list-item>
              </text:list>
            </text:list-item>
            <text:list-item>
              <text:p text:style-name="P110">Alkalmas fegyverrel</text:p>
              <text:list>
                <text:list-item>
                  <text:p text:style-name="P110">nincs levonás</text:p>
                </text:list-item>
                <text:list-item>
                  <text:p text:style-name="P113">puszta kéz, rövid bot, furkós bot, egyéb botok, acélkorbács, tonfa, vasököl (tüskék nélkül)</text:p>
                </text:list-item>
              </text:list>
            </text:list-item>
          </text:list>
        </text:list-item>
      </text:list>
      <text:p text:style-name="P49"/>
      <text:h text:style-name="P79" text:outline-level="4"><text:bookmark-start text:name="__RefHeading___Toc16809_1791843891"/><text:span text:style-name="_5b_RPG_5d__20_Kiemelt_20_kifejezés"><text:span text:style-name="T23">Garott használat <text:s/>- <text:s/>PROB_HARC_#11.</text:span></text:span><text:span text:style-name="_5b_RPG_5d__20_Kiemelt_20_kifejezés"><text:span text:style-name="T37">✅</text:span></text:span><text:bookmark-end text:name="__RefHeading___Toc16809_1791843891"/></text:h>
      <text:list xml:id="list2186269741" text:style-name="L9">
        <text:list-item>
          <text:p text:style-name="P114">Csak Közelharc harcmodorban lehet használni</text:p>
        </text:list-item>
        <text:list-item>
          <text:p text:style-name="P114">Követelmény: Orvtámadás fortély <text:s/>(1.fok) + Észrevétlen támadás</text:p>
        </text:list-item>
        <text:list-item>
          <text:p text:style-name="P114">Sebzés: 1.körben +8 SP, később körönkén<text:span text:style-name="T1">t +4 SP.</text:span></text:p>
        </text:list-item>
        <text:list-item>
          <text:p text:style-name="P114">Szabadulás: </text:p>
        </text:list-item>
        <text:list-item>
          <text:p text:style-name="P116">Belharci szitu?</text:p>
        </text:list-item>
        <text:list-item>
          <text:p text:style-name="P115">TÉ: -30 ; VÉ: -40</text:p>
        </text:list-item>
      </text:list>
      <text:list xml:id="list3234212819" text:style-name="L10">
        <text:list-item>
          <text:p text:style-name="P84">A Garott használója is kiszolgáltatott külső támadó ellen:</text:p>
        </text:list-item>
        <text:list-item>
          <text:p text:style-name="P124">Élő pajzs „manőver”: beforgatni magad elé az áldozatot, hogy ne férjenek hozzád. Ezt hogy?</text:p>
        </text:list-item>
        <text:list-item>
          <text:p text:style-name="P84">Harc helyhez kötve</text:p>
        </text:list-item>
      </text:list>
      <text:p text:style-name="P43"/>
      <text:p text:style-name="P44"/>
      <text:p text:style-name="P44">Lapozz egyet a harci kidolgozandókhoz!</text:p>
      <text:p text:style-name="P48"><text:s/>↓</text:p>
      <text:h text:style-name="P69" text:outline-level="3"><text:bookmark-start text:name="__RefHeading___Toc16811_1791843891"/>TODO (kidolgozandók) (harcrendszer)<text:bookmark-end text:name="__RefHeading___Toc16811_1791843891"/></text:h>
      <text:h text:style-name="P72" text:outline-level="4"><text:bookmark-start text:name="__RefHeading___Toc16813_1791843891"/>Vértek, páncélok <text:s/>– TODO_HARC_#29.<text:bookmark-end text:name="__RefHeading___Toc16813_1791843891"/></text:h>
      <text:list xml:id="list2264292815" text:style-name="L11">
        <text:list-item>
          <text:p text:style-name="P127">1 MGT → -1/5 mozgást igénylő képzettségpróbákra )</text:p>
        </text:list-item>
        <text:list-item>
          <text:p text:style-name="P127">Vértviselet – 3.foknál</text:p>
        </text:list-item>
        <text:list-item>
          <text:p text:style-name="P128">félvért esetén +5VÉ, teljes vért esetén +10VÉ járjon (jelenleg ez van)</text:p>
        </text:list-item>
        <text:list-item>
          <text:p text:style-name="P96">DE... NE járjon meglepetéskor, hátulról, félhá<text:span text:style-name="T31">t</text:span>ulról támadásnál, ismeretlen támadási forma ellen (KM dönt)!</text:p>
        </text:list-item>
        <text:list-item>
          <text:p text:style-name="P129">Fáradás, kimerültség full vértben</text:p>
        </text:list-item>
        <text:list-item>
          <text:p text:style-name="P130"><text:span text:style-name="T14">X</text:span><text:span text:style-name="T29"> idő után VÉ csökkenés (vagy Kábulat sebesülés?), vagy általános harcérték </text:span>csökkenés<text:line-break/>Fontos, mert a vértekben sokkal gyorsabban kifárad az ember!!!</text:p>
        </text:list-item>
        <text:list-item>
          <text:p text:style-name="P127">Vértek rongálódásának modellezése (A különböző típusú támadások különféle nagyságú rongálódást okoznak pl. a páncélokon.)</text:p>
        </text:list-item>
      </text:list>
      <text:p text:style-name="Text_20_body"/>
      <text:h text:style-name="P71" text:outline-level="4"><text:bookmark-start text:name="__RefHeading___Toc16815_1791843891"/><text:span text:style-name="T30">Pajzsok, Alkarvédők</text:span> <text:span text:style-name="_5b_RPG_5d__20_Kiemelt_20_kifejezés"><text:s/>– TODO_HARC_#15.</text:span><text:bookmark-end text:name="__RefHeading___Toc16815_1791843891"/></text:h>
      <text:list xml:id="list2743635199" text:style-name="L12">
        <text:list-item>
          <text:p text:style-name="P131"><text:span text:style-name="_5b_RPG_5d__20_Kiemelt_20_kifejezés"><text:span text:style-name="T27">csökkenthetné a Sebességet... vagy növelné a fegyver sebesség limit értékét</text:span></text:span></text:p>
        </text:list-item>
        <text:list-item>
          <text:p text:style-name="P131"><text:span text:style-name="_5b_RPG_5d__20_Kiemelt_20_kifejezés"><text:span text:style-name="T27">pajzs korlátai: milyen képzettségeket ne lehessen vele használni? (Illetve mekkora bünti) Vagy erre simán jó az MGT?</text:span></text:span></text:p>
        </text:list-item>
        <text:list-item>
          <text:p text:style-name="P131"><text:span text:style-name="_5b_RPG_5d__20_Kiemelt_20_kifejezés"><text:span text:style-name="T27">pajzs STP</text:span></text:span></text:p>
        </text:list-item>
      </text:list>
      <text:p text:style-name="Text_20_body"><text:span text:style-name="_5b_RPG_5d__20_Kiemelt_20_kifejezés"><text:span text:style-name="T27">Jelenleg félkész Fortélyban van a Pajzshasználat. Jelenlegi állapot:</text:span></text:span></text:p>
      <table:table table:name="Táblázat26" table:style-name="Táblázat26">
        <table:table-column table:style-name="Táblázat26.A"/>
        <table:table-column table:style-name="Táblázat26.B"/>
        <table:table-column table:style-name="Táblázat26.C"/>
        <table:table-column table:style-name="Táblázat26.D"/>
        <table:table-row table:style-name="TableLine1510136896112">
          <table:table-cell table:style-name="Táblázat26.A1" office:value-type="string">
            <text:p text:style-name="P19">Fortély neve</text:p>
          </table:table-cell>
          <table:table-cell table:style-name="Táblázat26.A1" office:value-type="string">
            <text:p text:style-name="P25">Max fok</text:p>
          </table:table-cell>
          <table:table-cell table:style-name="Táblázat26.A1" office:value-type="string">
            <text:p text:style-name="P25">Követelmény</text:p>
          </table:table-cell>
          <table:table-cell table:style-name="Táblázat26.D1" office:value-type="string">
            <text:p text:style-name="P20">Hatás</text:p>
          </table:table-cell>
        </table:table-row>
        <table:table-row table:style-name="TableLine1510136896688">
          <table:table-cell table:style-name="Táblázat26.A2" office:value-type="string">
            <text:p text:style-name="P27">Pajzshasználat</text:p>
            <text:p text:style-name="P30"/>
          </table:table-cell>
          <table:table-cell table:style-name="Táblázat26.A2" office:value-type="string">
            <text:p text:style-name="P26">2 fok</text:p>
          </table:table-cell>
          <table:table-cell table:style-name="Táblázat26.A2" office:value-type="string">
            <text:p text:style-name="P26">1. fok:</text:p>
            <text:p text:style-name="P26">Erő: +0</text:p>
            <text:p text:style-name="P26"><text:line-break/>2. fok:<text:line-break/>Erő: +1</text:p>
          </table:table-cell>
          <table:table-cell table:style-name="Táblázat26.D2" office:value-type="string">
            <table:table table:name="Táblázat23" table:style-name="Táblázat23">
              <table:table-column table:style-name="Táblázat23.A"/>
              <table:table-column table:style-name="Táblázat23.B"/>
              <table:table-column table:style-name="Táblázat23.C"/>
              <table:table-column table:style-name="Táblázat23.D"/>
              <table:table-column table:style-name="Táblázat23.E"/>
              <table:table-column table:style-name="Táblázat23.F"/>
              <table:table-row table:style-name="TableLine1510136905904">
                <table:table-cell table:style-name="Táblázat23.A1" office:value-type="string">
                  <text:p text:style-name="P28">Pajzs</text:p>
                </table:table-cell>
                <table:table-cell table:style-name="Táblázat23.A1" office:value-type="string">
                  <text:p text:style-name="P29">VÉ</text:p>
                </table:table-cell>
                <table:table-cell table:style-name="Táblázat23.A1" office:value-type="string">
                  <text:p text:style-name="P29">MGT</text:p>
                </table:table-cell>
                <table:table-cell table:style-name="Táblázat23.A1" office:value-type="string">
                  <text:p text:style-name="P29">TÉ levonás képzetlenül</text:p>
                </table:table-cell>
                <table:table-cell table:style-name="Táblázat23.A1" office:value-type="string">
                  <text:p text:style-name="P29">TÉ levonás<text:line-break/>1.fok</text:p>
                </table:table-cell>
                <table:table-cell table:style-name="Táblázat23.F1" office:value-type="string">
                  <text:p text:style-name="P29">TÉ levonás<text:line-break/>2.fok</text:p>
                </table:table-cell>
              </table:table-row>
              <table:table-row table:style-name="TableLine1510136908784">
                <table:table-cell table:style-name="Táblázat23.A4" office:value-type="string">
                  <text:p text:style-name="P28">Kis pajzs</text:p>
                </table:table-cell>
                <table:table-cell table:style-name="Táblázat23.B4" office:value-type="string">
                  <text:p text:style-name="P29">1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0 TÉ</text:p>
                </table:table-cell>
                <table:table-cell table:style-name="Táblázat23.E4" office:value-type="string">
                  <text:p text:style-name="P29">0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1510136898704">
                <table:table-cell table:style-name="Táblázat23.A4" office:value-type="string">
                  <text:p text:style-name="P28">Közepes pajzs</text:p>
                </table:table-cell>
                <table:table-cell table:style-name="Táblázat23.B4" office:value-type="string">
                  <text:p text:style-name="P29">3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5 TÉ</text:p>
                </table:table-cell>
                <table:table-cell table:style-name="Táblázat23.E4" office:value-type="string">
                  <text:p text:style-name="P29">-5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1510136901872">
                <table:table-cell table:style-name="Táblázat23.A4" office:value-type="string">
                  <text:p text:style-name="P28">Nagy pajzs</text:p>
                </table:table-cell>
                <table:table-cell table:style-name="Táblázat23.B4" office:value-type="string">
                  <text:p text:style-name="P29">5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20 TÉ</text:p>
                </table:table-cell>
                <table:table-cell table:style-name="Táblázat23.E4" office:value-type="string">
                  <text:p text:style-name="P29">-10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</table:table>
            <text:p text:style-name="P33">MGT: változzon foktól függően, vagy ne? A fizikai képzettség- és tulajdonság-próbákra mindenképpen vonatkozzon. Az MGT amúgy más levonást ne adjon szerintem...</text:p>
            <text:p text:style-name="P33"/>
            <text:p text:style-name="P32">Alapeset: Képzetlen pajzshasználó. A pajzs VÉ felét kapja csak meg, és magas TÉ levonást kap.</text:p>
            <text:p text:style-name="P32">1.fok: Tudsz pajzsot használni, megkapod annak teljes VÉ-jét.</text:p>
            <text:list xml:id="list3515163972" text:style-name="L13">
              <text:list-item>
                <text:p text:style-name="P159">A TÉ levonás csökken (lásd a táblázatot)</text:p>
              </text:list-item>
              <text:list-item>
                <text:p text:style-name="P161">MGT számítson itt? Vagy határok legyenek?</text:p>
              </text:list-item>
            </text:list>
            <text:p text:style-name="P32">2.fok: </text:p>
            <text:list xml:id="list174519227895642" text:continue-list="list3515163972" text:style-name="L13">
              <text:list-item text:start-value="1">
                <text:p text:style-name="P159">A TÉ levonás csökken (lásd a táblázatot)</text:p>
              </text:list-item>
              <text:list-item>
                <text:p text:style-name="P159">MGT: harcban nem érvényesül a pajzs MGT büntetése.</text:p>
              </text:list-item>
              <text:list-item>
                <text:p text:style-name="P159">Támadhatsz is a pajzzsal.</text:p>
              </text:list-item>
              <text:list-item>
                <text:p text:style-name="P160">Ha csak pajzs van nálad, akkor azzal</text:p>
              </text:list-item>
              <text:list-item>
                <text:p text:style-name="P160">Ha fegyver is van nálad: akkor VAGY a fegyverrel VAGY a pajzzsal támadhatsz.</text:p>
              </text:list-item>
              <text:list-item>
                <text:p text:style-name="P159">Tanulhatsz pajzsos Manőver ismereteket.</text:p>
              </text:list-item>
            </text:list>
            <text:p text:style-name="P31">Megjegyzés: Ha a karakter készületlen, vagy Meglepetés támadás áldozata, akkor a pajzs VÉ nem adódik hozzá a aktuális Védő Értékhez.</text:p>
            <text:p text:style-name="P31">Nagy pajzsot cipelni hosszú távon igen kimerítő, ezért is viszik lovon, vagy fegyverhordozókkal a harcosok. Továbbá behatolásnál, szűk helyen, sűrű erdőben képtelenség cipelni.</text:p>
            <text:p text:style-name="P31">Megjegyzés 2:</text:p>
            <text:p text:style-name="P31">Ha valaki pajzsot használ, akkor közrefogás esetén csak a 3. ellenféltől kezdődik a plusz ellenfelenként járó -10VÉ</text:p>
          </table:table-cell>
        </table:table-row>
      </table:table>
      <text:p text:style-name="P43">Pajzsok harcértékei</text:p>
      <table:table table:name="Táblázat57" table:style-name="Táblázat57">
        <table:table-column table:style-name="Táblázat57.A"/>
        <table:table-column table:style-name="Táblázat57.B"/>
        <table:table-column table:style-name="Táblázat57.C"/>
        <table:table-column table:style-name="Táblázat57.D"/>
        <table:table-column table:style-name="Táblázat57.E"/>
        <table:table-column table:style-name="Táblázat57.F"/>
        <table:table-column table:style-name="Táblázat57.E"/>
        <table:table-column table:style-name="Táblázat57.F"/>
        <table:table-column table:style-name="Táblázat57.I"/>
        <table:table-row table:style-name="Táblázat57.1">
          <table:table-cell table:style-name="Táblázat57.A1" table:number-columns-spanned="9" office:value-type="string">
            <text:p text:style-name="P22">Pajzso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lázat57.1">
          <table:table-cell table:style-name="Táblázat57.A2" office:value-type="string">
            <text:p text:style-name="P56">Fegyver</text:p>
          </table:table-cell>
          <table:table-cell table:style-name="Táblázat57.A2" office:value-type="string">
            <text:p text:style-name="P56">SP</text:p>
          </table:table-cell>
          <table:table-cell table:style-name="Táblázat57.A2" office:value-type="string">
            <text:p text:style-name="P56">Átütés</text:p>
          </table:table-cell>
          <table:table-cell table:style-name="Táblázat57.A2" office:value-type="string">
            <text:p text:style-name="P56">Pengehossz</text:p>
          </table:table-cell>
          <table:table-cell table:style-name="Táblázat57.A2" office:value-type="string">
            <text:p text:style-name="P56">KÉ</text:p>
          </table:table-cell>
          <table:table-cell table:style-name="Táblázat57.A2" office:value-type="string">
            <text:p text:style-name="P56">TÉ</text:p>
          </table:table-cell>
          <table:table-cell table:style-name="Táblázat57.A2" office:value-type="string">
            <text:p text:style-name="P56">VÉ</text:p>
          </table:table-cell>
          <table:table-cell table:style-name="Táblázat57.A2" office:value-type="string">
            <text:p text:style-name="P57">Sebesség</text:p>
          </table:table-cell>
          <table:table-cell table:style-name="Táblázat57.I2" office:value-type="string">
            <text:p text:style-name="P56">Speciális</text:p>
          </table:table-cell>
        </table:table-row>
        <table:table-row table:style-name="Táblázat57.1">
          <table:table-cell table:style-name="Táblázat57.A5" office:value-type="string">
            <text:p text:style-name="P15">Kis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1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Közepe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3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Nagy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0,5 penge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5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</table:table>
      <text:p text:style-name="Text_20_body"/>
      <text:list xml:id="list2637151612" text:style-name="L14">
        <text:list-item>
          <text:p text:style-name="P85">A pajzs nagyon táp! <text:s/>Esetleg a pajzsok VÉ-jét csökkenteni kéne vagy meghatározni, hogy milyen szituációkban / milyen fegyverek ellen (mennyire) használható, de úgy, hogy ez ne bonyolítson.</text:p>
        </text:list-item>
        <text:list-item>
          <text:p text:style-name="P117"><text:soft-page-break/>Pajzs MGT-ket meghatározni (Hátra kapva kevesebb levonás)</text:p>
        </text:list-item>
      </text:list>
      <text:list xml:id="list2331332099" text:style-name="L15">
        <text:list-item>
          <text:p text:style-name="P132">Pajzs vs. erőből forgatott fegyver</text:p>
        </text:list-item>
      </text:list>
      <text:list xml:id="list3517588027" text:style-name="L16">
        <text:list-item>
          <text:p text:style-name="P118">A csapás védése is fájdalmas lehet (esetleg plusz VÉ csökkenés az erőbónusz arányában?)</text:p>
        </text:list-item>
        <text:list-item>
          <text:p text:style-name="P118">Márk: Erő különbség számít, zúzó fegyverek (???)</text:p>
        </text:list-item>
      </text:list>
      <text:list xml:id="list2152472479" text:style-name="L17">
        <text:list-item>
          <text:p text:style-name="P133">Harc csak pajzzsal</text:p>
        </text:list-item>
        <text:list-item>
          <text:p text:style-name="P134">Egyes fegyverek sebzése csökkenjen, ha a másik kézben pajzs van. Pl. az olyanoké, amikre másik kézzel rá szoktak segíteni.</text:p>
        </text:list-item>
        <text:list-item>
          <text:p text:style-name="P134">Láncos fegyverek ellen nem véd a pajzs (vagy csak kevesebbet)</text:p>
        </text:list-item>
        <text:list-item>
          <text:p text:style-name="P135">Kis pajzs nem véd</text:p>
        </text:list-item>
        <text:list-item>
          <text:p text:style-name="P135">Közepes és nagy pajzs VÉ-je feleződik</text:p>
        </text:list-item>
      </text:list>
      <text:list xml:id="list3306905951" text:style-name="L18">
        <text:list-item>
          <text:p text:style-name="P137">Ha egy karakter kard + pajzs kombóval harcol és a kardot kiverik a kezéből, akkor milyen harcértékekkel harcol tovább?</text:p>
        </text:list-item>
      </text:list>
      <text:list xml:id="list2567500419" text:style-name="L19">
        <text:list-item>
          <text:p text:style-name="P138"><text:span text:style-name="T13">Pajzshasználat 1.foknál:</text:span> levonás a TÉ-re ?? vagy pajzsának TÉ-je: 0</text:p>
        </text:list-item>
        <text:list-item>
          <text:p text:style-name="P138"><text:span text:style-name="T7">Pajzshasználat 2.foknál:</text:span><text:span text:style-name="T8"> nincs levonás, vagy </text:span><text:span text:style-name="T9">+15</text:span><text:span text:style-name="T8"> TÉ-vel. <text:line-break/>(Én az elsőre szavaznék. Már így is táp)</text:span></text:p>
        </text:list-item>
        <text:list-item>
          <text:p text:style-name="P139">Közrefogás esetén csak a 3. ellenféltől kezdődik a plusz ellenfelenként járó -10VÉ</text:p>
        </text:list-item>
        <text:list-item>
          <text:p text:style-name="P138">Kérdés: milyen méretű pajzstól kezdve?</text:p>
        </text:list-item>
      </text:list>
      <text:h text:style-name="P74" text:outline-level="4"><text:bookmark-start text:name="__RefHeading___Toc16817_1791843891"/>Hajítófegyverek <text:s/>– TODO_HARC_#32.<text:bookmark-end text:name="__RefHeading___Toc16817_1791843891"/></text:h>
      <text:h text:style-name="Heading_20_5" text:outline-level="5"><text:bookmark-start text:name="__RefHeading___Toc16819_1791843891"/>Speciális fegyver hajítása<text:bookmark-end text:name="__RefHeading___Toc16819_1791843891"/></text:h>
      <text:p text:style-name="Text_20_body">Esetleg harci fortély legyen az adott fegyverre?</text:p>
      <text:p text:style-name="Text_20_body">Hatása: A karakter képes bármely (az ésszerűség határain belül) nem kifejezetten hajításra alkalmas fegyverek/tárgyak közül (CÉ=0) kiválasztani 1-et (pl. egy hosszúkardot), aminek a hajításában nagy tapasztalatra tesz szert. Kezében e fegyver CÉ-je <text:span text:style-name="T18">2-vel</text:span> emelkedik.</text:p>
      <text:h text:style-name="Heading_20_5" text:outline-level="5"><text:bookmark-start text:name="__RefHeading___Toc16821_1791843891"/>Slan csillag<text:bookmark-end text:name="__RefHeading___Toc16821_1791843891"/></text:h>
      <text:p text:style-name="Text_20_body">Nevetséges sebzése van, de ha durvább lenne, akkor mindenki ezt használná. (Bár lehet, hogy tényleg nem sebez nagyot...)</text:p>
      <text:p text:style-name="P45">Esetleg lehetne nagyobb sebzése, de az SFÉ 2x, vagy 3x annyit védjen ellene.</text:p>
      <text:p text:style-name="Standard"/>
      <text:h text:style-name="P75" text:outline-level="4"><text:bookmark-start text:name="__RefHeading___Toc16823_1791843891"/>Fegyverek – TODO_HARC_#27.<text:bookmark-end text:name="__RefHeading___Toc16823_1791843891"/></text:h>
      <text:h text:style-name="P81" text:outline-level="5"><text:bookmark-start text:name="__RefHeading___Toc16825_1791843891"/>Fegyverek minősége <text:bookmark-end text:name="__RefHeading___Toc16825_1791843891"/></text:h>
      <table:table table:name="Táblázat11" table:style-name="Táblázat11">
        <table:table-column table:style-name="Táblázat11.A"/>
        <table:table-column table:style-name="Táblázat11.B"/>
        <table:table-header-rows>
          <table:table-row table:style-name="TableLine1510137237872">
            <table:table-cell table:style-name="Táblázat11.A1" table:number-columns-spanned="2" office:value-type="string">
              <text:p text:style-name="_5b_RPG_5d__20_Táblázatfejléc">Fegyverek minősége</text:p>
            </table:table-cell>
            <table:covered-table-cell/>
          </table:table-row>
        </table:table-header-rows>
        <table:table-row table:style-name="TableLine1510137242192">
          <table:table-cell table:style-name="Táblázat11.A4" office:value-type="string">
            <text:p text:style-name="P34">+1-es</text:p>
          </table:table-cell>
          <table:table-cell table:style-name="Táblázat11.B2" office:value-type="string">
            <text:p text:style-name="P34">+5 mindenre, <text:span text:style-name="T39">+1 sebzés</text:span></text:p>
          </table:table-cell>
        </table:table-row>
        <table:table-row table:style-name="TableLine1510137240176">
          <table:table-cell table:style-name="Táblázat11.A4" office:value-type="string">
            <text:p text:style-name="P34">-1-es</text:p>
          </table:table-cell>
          <table:table-cell table:style-name="Táblázat11.B2" office:value-type="string">
            <text:p text:style-name="P34">-5 KÉ, TÉ, VÉ, -1 sebzés</text:p>
            <text:p text:style-name="P34">(Rosszat könnyebb csinálni, mint jót)</text:p>
          </table:table-cell>
        </table:table-row>
        <table:table-row table:style-name="TableLine1510137234704">
          <table:table-cell table:style-name="Táblázat11.A4" office:value-type="string">
            <text:p text:style-name="P34">-2</text:p>
          </table:table-cell>
          <table:table-cell table:style-name="Táblázat11.B2" office:value-type="string">
            <text:p text:style-name="P34">-10 KÉ,TÉ, VÉ, <text:s/>-3 sebzés?</text:p>
          </table:table-cell>
        </table:table-row>
      </table:table>
      <text:list xml:id="list2275058118" text:style-name="L20">
        <text:list-item>
          <text:p text:style-name="P140">Számszeríjnál -10CÉ (vagy több) kategóriánként, mert ott súlyosabb a pontatlanság.</text:p>
        </text:list-item>
      </text:list>
      <text:h text:style-name="Heading_20_5" text:outline-level="5"><text:bookmark-start text:name="__RefHeading___Toc16827_1791843891"/>Konkrét fegyverek tulajdonságai<text:bookmark-end text:name="__RefHeading___Toc16827_1791843891"/></text:h>
      <text:list xml:id="list1954719080" text:style-name="L21">
        <text:list-item>
          <text:p text:style-name="P86">hárítótőrre figyelni</text:p>
        </text:list-item>
        <text:list-item>
          <text:p text:style-name="P86">Páncélszúró tőrök! -&gt; Alacsonyabb harcérték, de van nagy átütése!!</text:p>
        </text:list-item>
        <text:list-item>
          <text:p text:style-name="P86">alabárd talán a legjobb páncélok ellen. Nagy átütés!!</text:p>
        </text:list-item>
        <text:list-item>
          <text:p text:style-name="P86">parittya: lehet nagy sebzése, de az SFÉ duplán számítson ellene (vagy SFÉ bónusz)</text:p>
        </text:list-item>
        <text:list-item>
          <text:p text:style-name="P86">hajítótőr: legyen kevésbé halálos. A történelemben se jött be igazán. SFÉ bónusz esetleg..</text:p>
        </text:list-item>
        <text:list-item>
          <text:p text:style-name="P86">jatagán != handzsár</text:p>
        </text:list-item>
        <text:list-item>
          <text:p text:style-name="P86">rapír nagy fegyverek ellen </text:p>
        </text:list-item>
        <text:list-item>
          <text:p text:style-name="P141">Olyan fegyver ellen, amik nem háríthatóak csuklóból: VÉ csökk??</text:p>
        </text:list-item>
        <text:list-item>
          <text:p text:style-name="P141">Pusztító fegyverek ellen fokozottan!!!</text:p>
        </text:list-item>
        <text:list-item>
          <text:p text:style-name="P141"><text:span text:style-name="T16">Sokkal</text:span> könnyebb ellene a fegyvertörés</text:p>
        </text:list-item>
      </text:list>
      <text:p text:style-name="P66"/>
      <text:h text:style-name="Heading_20_5" text:outline-level="5"><text:bookmark-start text:name="__RefHeading___Toc16831_1791843891"/>Harc egyedi fegyverekkel<text:bookmark-end text:name="__RefHeading___Toc16831_1791843891"/></text:h>
      <text:p text:style-name="Text_20_body">Például: ostor, garott, korbács</text:p>
      <text:p text:style-name="P11"/>
      <text:h text:style-name="Heading_20_5" text:outline-level="5"><text:bookmark-start text:name="__RefHeading___Toc16833_1791843891"/>Hárítófegyverek<text:bookmark-end text:name="__RefHeading___Toc16833_1791843891"/></text:h>
      <text:p text:style-name="Text_20_body">Kapcsolódó fortély: „<text:span text:style-name="T13">Hárítófegyver-használat</text:span>”</text:p>
      <text:list xml:id="list2105467285" text:style-name="L22">
        <text:list-item>
          <text:p text:style-name="P142">Alkarvédő </text:p>
        </text:list-item>
        <text:list-item>
          <text:p text:style-name="P143">közelharci fegyverek ellen +10 VÉ, egykezes, pengefegyverek ellen +5 VÉ. Ennél nagyobb fegyverek ellen nem véd. (Ha mindkét karon van, akkor is csak a fenti harcértékek az irányadóak, további bónusz nem jár)</text:p>
        </text:list-item>
        <text:list-item>
          <text:p text:style-name="P144">Köpeny</text:p>
        </text:list-item>
        <text:list-item>
          <text:p text:style-name="P145">TODO</text:p>
        </text:list-item>
        <text:list-item>
          <text:p text:style-name="P144">Csatakesztyű</text:p>
        </text:list-item>
        <text:list-item>
          <text:p text:style-name="P145">TODO</text:p>
        </text:list-item>
        <text:list-item>
          <text:p text:style-name="P125">Tonfa: értékeit lásd a „Közelharci fegyverek harcértékei” fejezetben</text:p>
        </text:list-item>
        <text:list-item>
          <text:p text:style-name="P126">spec: <text:span text:style-name="T18">TODO</text:span></text:p>
        </text:list-item>
        <text:list-item>
          <text:p text:style-name="P125">Fejvadászkard: értékeit lásd a „Közelharci fegyverek harcértékei” fejezetben</text:p>
        </text:list-item>
        <text:list-item>
          <text:p text:style-name="P126">spec: <text:span text:style-name="T18">TODO</text:span></text:p>
        </text:list-item>
      </text:list>
      <text:p text:style-name="P11"/>
      <text:p text:style-name="Standard"/>
      <text:h text:style-name="P71" text:outline-level="4"><text:bookmark-start text:name="__RefHeading___Toc16837_1791843891"/>Emberméret-módosító fegyveres harcban – TODO_HARC_#10.<text:bookmark-end text:name="__RefHeading___Toc16837_1791843891"/></text:h>
      <text:p text:style-name="P5">Alapkönyv (d20) 278. oldal méretmódosító: Ne használjuk, mert baromság.</text:p>
      <text:p text:style-name="P6">Kidolgozni a méretek különbözőségét.</text:p>
      <text:p text:style-name="Text_20_body"/>
      <text:h text:style-name="Heading_20_4" text:outline-level="4"><text:bookmark-start text:name="__RefHeading___Toc16839_1791843891"/>Átlagemberek szintje, értékei <text:span text:style-name="_5b_RPG_5d__20_Kiemelt_20_kifejezés"><text:s/>– TODO_HARC_#18.</text:span><text:bookmark-end text:name="__RefHeading___Toc16839_1791843891"/></text:h>
      <text:list xml:id="list375786017" text:style-name="L23">
        <text:list-item>
          <text:p text:style-name="P119">Harcértékeket be kellene lőni.</text:p>
        </text:list-item>
        <text:list-item>
          <text:p text:style-name="P147"><text:span text:style-name="_5b_RPG_5d__20_Kiemelt_20_kifejezés"><text:span text:style-name="T27">Közemberek harcértékei : Példákat írni majd (városőr, paraszt, veterán katona, stb)</text:span></text:span></text:p>
        </text:list-item>
      </text:list>
      <text:h text:style-name="Heading_20_4" text:outline-level="4"><text:bookmark-start text:name="__RefHeading___Toc16841_1791843891"/>Megterheltség, kimerültség<text:span text:style-name="_5b_RPG_5d__20_Kiemelt_20_kifejezés"> – TODO_HARC_#20.</text:span><text:bookmark-end text:name="__RefHeading___Toc16841_1791843891"/></text:h>
      <text:p text:style-name="P55">TODO: kidolgozni</text:p>
      <text:p text:style-name="P54">342. oldal az D20 alapkönyvben.</text:p>
      <text:list xml:id="list1927708681" text:style-name="L24">
        <text:list-item>
          <text:p text:style-name="P120"><text:span text:style-name="_5b_RPG_5d__20_Kiemelt_20_kifejezés"><text:span text:style-name="T27">A Tartós Kimerültség </text:span></text:span><text:span text:style-name="_5b_RPG_5d__20_Kiemelt_20_kifejezés"><text:span text:style-name="T20">tartós VÉ csökkenést okozhasson esetleg</text:span></text:span></text:p>
        </text:list-item>
      </text:list>
      <text:h text:style-name="Heading_20_4" text:outline-level="4"><text:bookmark-start text:name="__RefHeading___Toc16843_1791843891"/>Manőverek<text:span text:style-name="_5b_RPG_5d__20_Kiemelt_20_kifejezés"> – TODO_HARC_#33.</text:span><text:bookmark-end text:name="__RefHeading___Toc16843_1791843891"/></text:h>
      <text:list xml:id="list691740646" text:style-name="L25">
        <text:list-item>
          <text:p text:style-name="P87">Átnézni az össze Manővert a táblázatban, ami piros, azt javítani/kidolgozni (követelményekkel)</text:p>
        </text:list-item>
      </text:list>
      <text:list xml:id="list954695799" text:style-name="L26">
        <text:list-item>
          <text:p text:style-name="P121">Ha elfogy a MFP, hogy legyen növelhető? (+10 KP elég béna)</text:p>
        </text:list-item>
        <text:list-item>
          <text:p text:style-name="P121">Mesterfegyver fortély: több manőverhez követelmény. Viszont adjon-e megléte bónuszt? Mert ha követelmény is, akkor amint alkalmazza a karakter, máris kap bónuszt is! Esetleg ezt a nehézségbe kalkuláljuk be....? Valami egységes kéne, ne legyen olyan, hogy valahol hozzáadódik, valahol nem.</text:p>
        </text:list-item>
      </text:list>
      <text:h text:style-name="Heading_20_4" text:outline-level="4"><text:bookmark-start text:name="__RefHeading___Toc16845_1791843891"/>Harci fortélyok<text:span text:style-name="_5b_RPG_5d__20_Kiemelt_20_kifejezés"> – TODO_HARC_#35.</text:span><text:bookmark-end text:name="__RefHeading___Toc16845_1791843891"/></text:h>
      <text:list xml:id="list2787924141" text:style-name="L27">
        <text:list-item>
          <text:p text:style-name="P148">Van még 5-6, ami kidolgozatlan és elég sok apró hiány, vagy kérdéses (besárgított) rész a többiben</text:p>
        </text:list-item>
        <text:list-item>
          <text:p text:style-name="P122"><text:span text:style-name="_5b_RPG_5d__20_Kiemelt_20_kifejezés"><text:span text:style-name="T27">Távoltartás harci fortély - kidolg. (vagy ez manőver?)</text:span></text:span></text:p>
        </text:list-item>
      </text:list>
      <text:h text:style-name="P76" text:outline-level="4"><text:bookmark-start text:name="__RefHeading___Toc16847_1791843891"/>Mozgási sebesség – TODO_HARC_#39.<text:bookmark-end text:name="__RefHeading___Toc16847_1791843891"/></text:h>
      <text:p text:style-name="Text_20_body"><text:span text:style-name="T25">Márk ötlete:Akkor vegyük az átlagot 20secnek. A futás 2. fok legyen egy +2-es, a sprint egy +3-as bónusz.<text:line-break/>Így 5x +5x +2x +3x = 15x<text:line-break/>15x=10m/s<text:line-break/>0x=5m/s<text:line-break/>x=1/3m/s=1láb/s<text:line-break/><text:line-break/>Egy -5-ös erejű és gyorsaságú ember 1,66m/s sebességre képes, több mint 1 perc alatt "sprinteli" le a 100m-t. Bár szerintem őt inkább tolókocsiban tolják. Ez megvan. Tudom ehhez számológép kell, de elég ritka, hogy számolni kelljen a sprintet, ennyi belefér szerintem.<text:line-break/><text:line-break/>A fortélyokat át kell gondolni. Amúgy lehessen próbát dobni futásra? Tehát nem számolgatunk, hanem gyorsaság+erő/2-re (plussz bónusz) tulajdonság próbára kell dobni, hogy lesprinteled-e a nagy szörnyet? <text:line-break/><text:line-break/>Marad a hosszútávú futás, és a harci sebesség. A normál futás, amikor nem rohan, azaz nem esik le róla a fegyver stb szerintem egyezzen meg a hosszútávfutás sebességével. Kérdés, hogy annak a sebességébe csak a gyorsaság, vagy az állóképesség is számítson bele? Vagy az állóképesség csak a futás max időtartamát határozza meg? </text:span><text:span text:style-name="_5b_RPG_5d__20_Kiemelt_20_kifejezés"><text:span text:style-name="T26">Normál futás sebességénél csak a gyorsaság számítson, meg futás fortély, vagy a sprint is? Kitartás semmiképp, mert az az időtartamra vonatkozik. Én most nem számolok a sprinttel. Az átlagot megint a rekord kétszeresének veszem. <text:line-break/><text:line-break/>5y+2y=7y=6,3m/s<text:line-break/></text:span></text:span><text:soft-page-break/><text:span text:style-name="_5b_RPG_5d__20_Kiemelt_20_kifejezés"><text:span text:style-name="T26">0y=3,15m/s<text:line-break/>y=0,45m/s<text:line-break/><text:line-break/>Harci sebesség egyszerű, ott a versenygyaloglókból inulok ki, és abból még lefelé veszek, így kijön a 3m/s maximális sebesség. Az átlag legyen 1,5m/s. Nincs fortély módosító, csak a gyorsaság számít. <text:line-break/>z=0,3m/s </text:span></text:span></text:p>
      <text:h text:style-name="Heading_20_4" text:outline-level="4"><text:bookmark-start text:name="__RefHeading___Toc16849_1791843891"/>Távolsági harcrendszer <text:span text:style-name="_5b_RPG_5d__20_Kiemelt_20_kifejezés">– TODO_HARC_#36.</text:span><text:bookmark-end text:name="__RefHeading___Toc16849_1791843891"/></text:h>
      <text:p text:style-name="Text_20_body">2007.01.28 kaland tapasztalatok:</text:p>
      <text:list xml:id="list2547793317" text:style-name="L28">
        <text:list-item>
          <text:p text:style-name="P88">Lövészet, Hajítás: halálosak. Talán túlságosan is.</text:p>
        </text:list-item>
        <text:list-item>
          <text:p text:style-name="P149">Túl kicsi a fej szorzója</text:p>
        </text:list-item>
        <text:list-item>
          <text:p text:style-name="P149">sima nyíl: magas átütés, kis sebzés legyen</text:p>
        </text:list-item>
      </text:list>
      <text:list xml:id="list2051346884" text:style-name="L29">
        <text:list-item>
          <text:p text:style-name="P136">1.3.12 Lőfegyverek harcértékei (Harcrendszer dok)</text:p>
        </text:list-item>
        <text:list-item>
          <text:p text:style-name="P150"><text:span text:style-name="T20">A </text:span>Sebzést és Átütést a nyílhegy is meghatározza! <text:span text:style-name="T18">TODO</text:span></text:p>
        </text:list-item>
        <text:list-item>
          <text:p text:style-name="P97">1 helyen rögzített „lengő” anyagok könnyen megfoghatják a lövedékeket (pl. száradó ruha).</text:p>
        </text:list-item>
      </text:list>
      <text:h text:style-name="P73" text:outline-level="4"><text:bookmark-start text:name="__RefHeading___Toc16851_1791843891"/>Védő Érték regenerálódása, tartós VÉ csökkenés – <text:span text:style-name="_5b_RPG_5d__20_Kiemelt_20_kifejezés">TODO_HARC_#60.</text:span><text:bookmark-end text:name="__RefHeading___Toc16851_1791843891"/></text:h>
      <text:p text:style-name="P47"><text:span text:style-name="_5b_RPG_5d__20_Kiemelt_20_kifejezés">Először el kell dönteni, hogy mennyire heroikus/realisztikus világképet akarunk! A pár ÉP-vel tengődő harcos képes legyen-e számottevő harci teljesítményt nyújtani, vagy már egy goblin is könnyen levágja?</text:span></text:p>
      <text:p text:style-name="P46">TODO: az egyszerűbb (1 kör nyugi) lesz valszeg, de az edzettséget is bele kéne valahogy venni!</text:p>
      <text:p text:style-name="Text_20_body">Nem mindegy, hogy a harc során kifáradt küzdő mennyi idő múlva nyeri vissza Védő Értékét. Ez leginkább attól függ, mekkora az Edzettség Tulajdonsága.</text:p>
      <table:table table:name="Táblázat48" table:style-name="Táblázat48">
        <table:table-column table:style-name="Táblázat48.A"/>
        <table:table-row table:style-name="TableLine1510137240752">
          <table:table-cell table:style-name="Táblázat48.A1" office:value-type="string">
            <text:p text:style-name="P53">A kör pihenéssel töltött idő alatt:</text:p>
            <text:p text:style-name="P53">VÉ regenerálódás = 50 + (Edzettség*10)</text:p>
          </table:table-cell>
        </table:table-row>
      </table:table>
      <text:p text:style-name="Text_20_body"/>
      <text:list xml:id="list3594170296" text:style-name="L30">
        <text:list-item>
          <text:p text:style-name="P151">Ha a harc nem ért véget, de épp csak méregetik egymást az ellenfelek, akkor egy kicsi visszatérhetne... Mondjuk a -30-on felüli rész...? De ez megint nem jó, mert az Edzettségtől <text:span text:style-name="T16">nagyon</text:span> függ!!</text:p>
        </text:list-item>
      </text:list>
      <text:p text:style-name="Text_20_body"/>
      <text:p text:style-name="P14">A sebesülésből adódó VÉ levonások </text:p>
      <text:list xml:id="list2560363799" text:style-name="L31">
        <text:list-item>
          <text:p text:style-name="P89">pihenéssel NEM regenerálódnak!</text:p>
        </text:list-item>
        <text:list-item>
          <text:p text:style-name="P89">Tartós VÉ csökkenés: </text:p>
        </text:list-item>
        <text:list-item>
          <text:p text:style-name="P152">a.) 3 x ÉP veszteség</text:p>
        </text:list-item>
        <text:list-item>
          <text:p text:style-name="P153">Legegyszerűbb harc után kihúzni minden VÉ csökkentést, majd a teljes értékből levonni az aktuális ÉP veszteség háromszorosát. Ez jelképezi, hogy a sérülés korlátozza a karaktert.</text:p>
        </text:list-item>
      </text:list>
      <text:list xml:id="list2383299123" text:style-name="L32">
        <text:list-item>
          <text:p text:style-name="P146">b.) Mi lenne, ha ugyanannyi lenne a tartós VÉ levonás, mint a TÉ levonások?! Az lehet h kevés...</text:p>
        </text:list-item>
      </text:list>
      <text:p text:style-name="P12"/>
      <text:list xml:id="list174520324068531" text:continue-list="list2560363799" text:style-name="L31">
        <text:list-item text:start-value="1">
          <text:p text:style-name="P154">Ne feledkezzünk el az Sebesülés-kategóriák (S1,S2,S3,S4) által okozott TÉ levonásokról sem! Azok is megmaradnak.</text:p>
        </text:list-item>
      </text:list>
      <text:p text:style-name="P11"/>
      <text:p text:style-name="P14">Győzelmi szabály</text:p>
      <text:p text:style-name="Text_20_body">Ha a karakter végzett egy ellenfelével (úgy hiszi, legyőzte), akkor Védő Értékéhez visszatér +10 pont. (a siker hatása a szervezetre + heroizmus). <text:span text:style-name="T30">Ide kitalálni valamit a goblin-mészárlással VÉ-visszanyerést folytató idióták ellen..</text:span></text:p>
      <text:p text:style-name="Standard"><text:span text:style-name="_5b_RPG_5d__20_Kiemelt_20_kifejezés"/></text:p>
      <text:p text:style-name="Text_20_body"/>
      <text:p text:style-name="Standard"><text:soft-page-break/></text:p>
      <text:h text:style-name="P71" text:outline-level="4"><text:bookmark-start text:name="__RefHeading___Toc16855_1791843891"/>Lovas harc és fortélyaik – <text:span text:style-name="T15">TODO_HARC_#31.</text:span><text:bookmark-end text:name="__RefHeading___Toc16855_1791843891"/></text:h>
      <text:p text:style-name="P10"><text:span text:style-name="_5b_RPG_5d__20_Kiemelt_20_kifejezés"><text:span text:style-name="T12">Ez eddig teljesen kimaradt. Meg kell alkotni teljesen.</text:span></text:span></text:p>
      <text:p text:style-name="Text_20_body"><text:s/><text:span text:style-name="_5b_RPG_5d__20_OK"><text:span text:style-name="T10">Aki lóról harcol, az előnyben van, részben a magasabb pozíció, részben lova állandó mozgása, fenyegetése miatt. Sok függ viszont a Lovaglás képzettség fokától és a „Lovas harc” fortély meglététől.</text:span></text:span></text:p>
      <text:p text:style-name="Text_20_body"><text:span text:style-name="_5b_RPG_5d__20_OK"><text:span text:style-name="T10">Bővebben lásd a „</text:span></text:span><text:span text:style-name="_5b_RPG_5d__20_OK"><text:span text:style-name="T35">Lovas harc</text:span></text:span><text:span text:style-name="_5b_RPG_5d__20_OK"><text:span text:style-name="T10">” fortély leírását!!!</text:span></text:span></text:p>
      <text:p text:style-name="P50"><text:span text:style-name="_5b_RPG_5d__20_OK"><text:span text:style-name="T10">Ötlet: teljesen alap harcértékek (harcmodor is beszámít pl. kardvívás) </text:span></text:span><text:span text:style-name="_5b_RPG_5d__20_OK"><text:span text:style-name="T3">PLUSZ</text:span></text:span><text:span text:style-name="_5b_RPG_5d__20_OK"><text:span text:style-name="T10"> hozzáadódnak a Lovaglás képzettségből bónuszok, mintha HARCMODOR lenne!!</text:span></text:span></text:p>
      <text:p text:style-name="P2"><text:span text:style-name="_5b_RPG_5d__20_OK"><text:span text:style-name="T10">Tehát 3.szintű lovaglással ugyanannyi a harcértéke, mint ló nélkül. Ez OK is szerintem.</text:span></text:span></text:p>
      <text:p text:style-name="P2"><text:span text:style-name="_5b_RPG_5d__20_OK"><text:span text:style-name="T10">A fölött viszont jönnek a pluszok. Mert hát egy képzett lovas ellen k. szar harcolni.</text:span></text:span></text:p>
      <text:p text:style-name="Text_20_body"/>
      <text:p text:style-name="Text_20_body"><text:span text:style-name="T17">Módosítók</text:span>:</text:p>
      <text:p text:style-name="P54">(Ezekhez nem adódik hozzá pluszban a Harc magasabbról módosítója!)</text:p>
      <text:list xml:id="list3014620110" text:style-name="L33">
        <text:list-item>
          <text:p text:style-name="P155">Körbevéve, beszorítva: ???</text:p>
        </text:list-item>
        <text:list-item>
          <text:p text:style-name="P123">Félhátulról, hátulról jön egyszerre igen sok támadás!</text:p>
        </text:list-item>
      </text:list>
      <text:p text:style-name="Standard"/>
      <text:h text:style-name="P80" text:outline-level="5"><text:bookmark-start text:name="__RefHeading___Toc16857_1791843891"/>Lovas roham<text:bookmark-end text:name="__RefHeading___Toc16857_1791843891"/></text:h>
      <text:p text:style-name="P1">Ezt teljesen átnézni, újraalkotni.</text:p>
      <text:p text:style-name="Text_20_body">Nincs elsöprőbb, mint egy lovas roham! Persze megfelelő feltételek szükségesek hozzá. Amennyiben ezek megvannak, a rohamozó komoly előnyhöz jut.</text:p>
      <text:p text:style-name="Text_20_body"><text:span text:style-name="T16">Követelmények</text:span>: </text:p>
      <text:list xml:id="list1541607386" text:style-name="L34">
        <text:list-item>
          <text:p text:style-name="P156">Lovaglás képzettségpróba <text:span text:style-name="T18">xx</text:span> célszám ellen</text:p>
        </text:list-item>
        <text:list-item>
          <text:p text:style-name="P156">Megfelelő mennyiségű és dőlésszögű hely a begyorsuláshoz. A KM dönt, hogy az adott terepen, az adott lóval a karakter el tudja -e érni a rohamhoz szükséges sebességet. Itt a fentieken túl kalkulálja be a ló állapotát, erejét, illetve a súlyt is, amit cipel. Ha sikerül elegendően begyorsulni, akkor a következő módosítókat kapja:</text:p>
        </text:list-item>
      </text:list>
      <text:list xml:id="list64253968" text:style-name="L35">
        <text:list-item>
          <text:p text:style-name="P90"><text:span text:style-name="T18">xx </text:span>TÉ, <text:span text:style-name="T18">xx </text:span>VÉ</text:p>
        </text:list-item>
      </text:list>
      <text:p text:style-name="P2">A KM további [<text:span text:style-name="T18">-x;+x</text:span>] TÉ módosítót adhat, attól függően, hogy a roham hegynek felfelé, vagy lefelé történik.</text:p>
      <text:p text:style-name="Text_20_body">Ilyen támadásnál összesen 1-1 oda- és visszatámadásra van lehetőség, utána a támadó továbbrobog.</text:p>
      <text:h text:style-name="Heading_20_5" text:outline-level="5"><text:bookmark-start text:name="__RefHeading___Toc16859_1791843891"/>Lovas támadás galoppból<text:bookmark-end text:name="__RefHeading___Toc16859_1791843891"/></text:h>
      <text:p text:style-name="P1">Ezt teljesen átnézni, újraalkotni.</text:p>
      <text:p text:style-name="P58">Nem mindig sikerül elérni a rohamhoz szükséges sebességet, viszont ha a karakter képes galoppra fogni a lovát és úgy támadni, akkor is több előnyhöz jut, mintha csak egy helyben táncoltatna.</text:p>
      <text:p text:style-name="Text_20_body"><text:span text:style-name="T16">Követelmények</text:span>: </text:p>
      <text:list xml:id="list3425301586" text:style-name="L36">
        <text:list-item>
          <text:p text:style-name="P91">Lovaglás képzettségpróba <text:span text:style-name="T18">xx</text:span>-as célszám ellen</text:p>
        </text:list-item>
        <text:list-item>
          <text:p text:style-name="P157">Megfelelő mennyiségű hely a begyorsuláshoz (KM dönt)</text:p>
        </text:list-item>
      </text:list>
      <text:p text:style-name="Text_20_body"><text:span text:style-name="T17">Módosítók</text:span>:</text:p>
      <text:list xml:id="list174519339555192" text:continue-list="list64253968" text:style-name="L35">
        <text:list-item text:start-value="1">
          <text:p text:style-name="P158"><text:span text:style-name="T18">xx </text:span>TÉ, <text:span text:style-name="T18">xx </text:span>VÉ</text:p>
        </text:list-item>
      </text:list>
      <text:p text:style-name="P54">(Ezekhez nem adódik hozzá pluszban a Harc magasabbról módosítója!)</text:p>
      <text:p text:style-name="P54">Ilyen támadásnál során a támadó dönthet, hogy támadása leadása (és ellenfele visszatámadása) után továbbgaloppozik, vagy megáll ellenfele mellett és állva/táncoltatva folytatja a harco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1pt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0.4016in" fo:margin-bottom="0.398in" style:contextual-spacing="false" fo:break-before="page" fo:background-color="transparent" style:shadow="#808080 -0.0709in 0.0709in">
        <style:drop-cap/>
      </style:paragraph-properties>
      <style:text-properties fo:font-variant="small-caps" fo:color="#808080" loext:opacity="100%" style:font-name="Thryomanes" fo:font-family="Thryomanes" style:font-style-name="Félkövér" style:font-pitch="variable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#808080 -0.0311in 0.0311in"/>
      <style:text-properties style:font-name="Berylium1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3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4" fo:font-family="FreeSerif" style:font-style-name="Normál" style:font-pitch="variable" fo:font-size="10pt" fo:font-style="normal" fo:font-weight="normal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99ccff"/>
      <style:paragraph-properties fo:margin-left="0.0591in" fo:margin-right="0in" fo:margin-top="0.1654in" fo:margin-bottom="0.0827in" style:contextual-spacing="false" fo:hyphenation-ladder-count="no-limit" fo:text-indent="0in" style:auto-text-indent="false" fo:background-color="transparent" fo:padding="0in" fo:border-left="none" fo:border-right="none" fo:border-top="none" fo:border-bottom="0.51pt solid #000000" style:shadow="none" text:number-lines="true" text:line-number="0">
        <style:tab-stops/>
      </style:paragraph-properties>
      <style:text-properties style:font-name="FreeSerif2" fo:font-family="FreeSerif" style:font-style-name="Dőlt" style:font-pitch="variable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 loext:hyphenation-no-caps="false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FreeSerif4" fo:font-family="FreeSerif" style:font-style-name="Normál" style:font-pitch="variable" fo:font-size="9pt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loext:graphic-properties draw:fill="none" draw:fill-color="#99ccff"/>
      <style:paragraph-properties fo:text-align="start" style:justify-single-word="false" style:page-number="auto" fo:background-color="transparent" style:shadow="none"/>
    </style:style>
    <style:style style:name="_5b_RPG_5d__20_Táblázatfejléc" style:display-name="[RPG] Táblázatfejléc" style:family="paragraph" style:parent-style-name="_5b_RPG_5d__20_Táblázattartalom_20_1">
      <loext:graphic-properties draw:fill="none" draw:fill-color="#99ccff"/>
      <style:paragraph-properties fo:background-color="transparent" style:vertical-align="middle">
        <style:tab-stops/>
      </style:paragraph-properties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165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OK" style:display-name="[RPG] OK" style:family="text">
      <style:text-properties fo:background-color="#23ff2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6693in" fo:margin-left="0.5516in" fo:margin-right="0.551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2-02T17:45:18.462000000</dc:date>
    <meta:editing-cycles>35</meta:editing-cycles>
    <meta:editing-duration>PT21H5M1S</meta:editing-duration>
    <meta:document-statistic meta:table-count="9" meta:image-count="0" meta:object-count="0" meta:page-count="17" meta:paragraph-count="428" meta:word-count="3263" meta:character-count="22269" meta:non-whitespace-character-count="19484"/>
    <meta:user-defined meta:name="Információ 1"/>
    <meta:user-defined meta:name="Információ 2"/>
    <meta:user-defined meta:name="Információ 3"/>
    <meta:user-defined meta:name="Információ 4"/>
  </office:meta>
</office:document-meta>
</file>